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textarea-vertical-align="middle" draw:auto-grow-height="false" fo:min-height="0.749cm" fo:min-width="0.499cm"/>
    </style:style>
    <style:style style:name="gr62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xml:id="id2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xml:id="id4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xml:id="id6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5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xml:id="id8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7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9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xml:id="id10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9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xml:id="id16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0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1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2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xml:id="id2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4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6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5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xml:id="id27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8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8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4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9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xml:id="id30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xml:id="id3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5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2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xml:id="id37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9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xml:id="id36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2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4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7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6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5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4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1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0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9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8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6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41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xml:id="id4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xml:id="id45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xml:id="id47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xml:id="id83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8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2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0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59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80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1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78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xml:id="id82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1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7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9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4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6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5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4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2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1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0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9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8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7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6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xml:id="id65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5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9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2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86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xml:id="id87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xml:id="id88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xml:id="id9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xml:id="id90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xml:id="id91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xml:id="id94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xml:id="id95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96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97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xml:id="id99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98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xml:id="id100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2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xml:id="id101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xml:id="id104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xml:id="id105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xml:id="id11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xml:id="id106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xml:id="id116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xml:id="id10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xml:id="id115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xml:id="id108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xml:id="id114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xml:id="id109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xml:id="id113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xml:id="id110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xml:id="id112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xml:id="id111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xml:id="id118" draw:id="id118" draw:layer="layout" draw:type="curve" svg:x1="11cm" svg:y1="12.85cm" svg:x2="11cm" svg:y2="12.85cm" draw:start-shape="id104" draw:start-glue-point="1" draw:end-shape="id104" svg:d="m11000 12850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xml:id="id119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xml:id="id120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xml:id="id132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xml:id="id121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xml:id="id131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xml:id="id122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xml:id="id130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xml:id="id123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xml:id="id129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xml:id="id124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xml:id="id128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xml:id="id125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xml:id="id12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xml:id="id126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xml:id="id133" draw:id="id133" draw:layer="layout" draw:type="curve" svg:x1="10.71cm" svg:y1="3.45cm" svg:x2="10.71cm" svg:y2="3.45cm" draw:start-shape="id119" draw:start-glue-point="1" draw:end-shape="id119" svg:d="m10710 3450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xml:id="id134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xml:id="id135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m11000 16250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xml:id="id136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xml:id="id13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xml:id="id149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xml:id="id138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xml:id="id148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xml:id="id139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xml:id="id14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xml:id="id140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xml:id="id146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xml:id="id141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xml:id="id145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xml:id="id142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xml:id="id144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xml:id="id143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xml:id="id150" draw:id="id150" draw:layer="layout" draw:type="curve" svg:x1="11.673cm" svg:y1="17.75cm" svg:x2="11.673cm" svg:y2="17.75cm" draw:start-shape="id136" draw:start-glue-point="1" draw:end-shape="id136" svg:d="m11673 17750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xml:id="id151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xml:id="id152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xml:id="id164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xml:id="id153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xml:id="id163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xml:id="id154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xml:id="id161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xml:id="id155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xml:id="id162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xml:id="id15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xml:id="id160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xml:id="id156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xml:id="id159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xml:id="id158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xml:id="id165" draw:id="id165" draw:layer="layout" draw:type="curve" svg:x1="10.711cm" svg:y1="3.451cm" svg:x2="10.711cm" svg:y2="3.451cm" draw:start-shape="id151" draw:start-glue-point="1" draw:end-shape="id151" svg:d="m10711 3451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xml:id="id166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xml:id="id16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xml:id="id179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xml:id="id168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xml:id="id178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xml:id="id169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xml:id="id17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xml:id="id170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xml:id="id176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xml:id="id171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xml:id="id175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xml:id="id172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xml:id="id174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xml:id="id173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xml:id="id180" draw:id="id180" draw:layer="layout" draw:type="curve" svg:x1="11.21cm" svg:y1="4.757cm" svg:x2="11.21cm" svg:y2="4.757cm" draw:start-shape="id166" draw:start-glue-point="1" draw:end-shape="id166" svg:d="m11210 4757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xml:id="id181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xml:id="id182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xml:id="id194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xml:id="id183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xml:id="id193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xml:id="id184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xml:id="id192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xml:id="id185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xml:id="id191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xml:id="id186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xml:id="id190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xml:id="id18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xml:id="id189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xml:id="id188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xml:id="id195" draw:id="id195" draw:layer="layout" draw:type="curve" svg:x1="11.673cm" svg:y1="18.75cm" svg:x2="11.673cm" svg:y2="18.75cm" draw:start-shape="id181" draw:start-glue-point="1" draw:end-shape="id181" svg:d="m11673 18750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xml:id="id196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8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01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197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199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00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0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7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5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04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10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06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08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17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09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11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2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4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6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18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9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5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xml:id="id21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xml:id="id220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1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5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2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8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239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24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26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240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35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27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29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0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2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34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36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7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xml:id="id231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xml:id="id238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1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5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4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58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44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46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54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47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48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49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1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53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55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6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2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xml:id="id250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xml:id="id257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xml:id="id259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62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60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61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63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4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72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7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71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67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68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69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66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xml:id="id270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xml:id="id265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xml:id="id290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76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74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75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77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81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xml:id="id284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xml:id="id288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xml:id="id289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xml:id="id278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xml:id="id286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xml:id="id28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xml:id="id285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xml:id="id280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xml:id="id282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xml:id="id283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xml:id="id279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  <draw:page draw:name="page16" draw:style-name="dp1" draw:master-page-name="默认">
        <draw:rect draw:style-name="gr33" draw:text-style-name="P7" xml:id="id291" draw:id="id291" draw:layer="layout" svg:width="1.5cm" svg:height="0.5cm" svg:x="4cm" svg:y="2.2cm">
          <text:p text:style-name="P1"><text:span text:style-name="T5">next</text:span></text:p>
        </draw:rect>
        <draw:rect draw:style-name="gr33" draw:text-style-name="P1" draw:layer="layout" svg:width="1.5cm" svg:height="1cm" svg:x="4cm" svg:y="2.7cm">
          <text:p text:style-name="P1">data</text:p>
        </draw:rect>
        <draw:rect draw:style-name="gr33" draw:text-style-name="P7" xml:id="id292" draw:id="id292" draw:layer="layout" svg:width="1.5cm" svg:height="0.5cm" svg:x="6.5cm" svg:y="2.2cm">
          <text:p text:style-name="P1"><text:span text:style-name="T5">next</text:span></text:p>
        </draw:rect>
        <draw:rect draw:style-name="gr33" draw:text-style-name="P1" draw:layer="layout" svg:width="1.5cm" svg:height="1cm" svg:x="6.5cm" svg:y="2.7cm">
          <text:p text:style-name="P1">data</text:p>
        </draw:rect>
        <draw:rect draw:style-name="gr33" draw:text-style-name="P7" xml:id="id293" draw:id="id293" draw:layer="layout" svg:width="1.5cm" svg:height="0.5cm" svg:x="9cm" svg:y="2.2cm">
          <text:p text:style-name="P1"><text:span text:style-name="T5">next</text:span></text:p>
        </draw:rect>
        <draw:rect draw:style-name="gr33" draw:text-style-name="P1" draw:layer="layout" svg:width="1.5cm" svg:height="1cm" svg:x="9cm" svg:y="2.7cm">
          <text:p text:style-name="P1">data</text:p>
        </draw:rect>
        <draw:rect draw:style-name="gr33" draw:text-style-name="P7" xml:id="id294" draw:id="id294" draw:layer="layout" svg:width="1.5cm" svg:height="0.5cm" svg:x="11.5cm" svg:y="2.2cm">
          <text:p text:style-name="P1"><text:span text:style-name="T5">next</text:span></text:p>
        </draw:rect>
        <draw:rect draw:style-name="gr33" draw:text-style-name="P1" draw:layer="layout" svg:width="1.5cm" svg:height="1cm" svg:x="11.5cm" svg:y="2.7cm">
          <text:p text:style-name="P1">data</text:p>
        </draw:rect>
        <draw:rect draw:style-name="gr33" draw:text-style-name="P7" xml:id="id295" draw:id="id295" draw:layer="layout" svg:width="1.5cm" svg:height="0.5cm" svg:x="14cm" svg:y="2.2cm">
          <text:p text:style-name="P1"><text:span text:style-name="T5">next</text:span></text:p>
        </draw:rect>
        <draw:rect draw:style-name="gr33" draw:text-style-name="P1" draw:layer="layout" svg:width="1.5cm" svg:height="1cm" svg:x="14cm" svg:y="2.7cm">
          <text:p text:style-name="P1">data</text:p>
        </draw:rect>
        <draw:connector draw:style-name="gr4" draw:text-style-name="P1" draw:layer="layout" draw:type="curve" svg:x1="5.5cm" svg:y1="2.45cm" svg:x2="6.5cm" svg:y2="2.45cm" draw:start-shape="id291" draw:start-glue-point="1" draw:end-shape="id292" draw:end-glue-point="3" svg:d="m5500 2450h1000">
          <text:p/>
        </draw:connector>
        <draw:connector draw:style-name="gr4" draw:text-style-name="P1" draw:layer="layout" draw:type="curve" svg:x1="8cm" svg:y1="2.45cm" svg:x2="9cm" svg:y2="2.45cm" draw:start-shape="id292" draw:start-glue-point="1" draw:end-shape="id293" draw:end-glue-point="3" svg:d="m8000 2450h1000">
          <text:p/>
        </draw:connector>
        <draw:connector draw:style-name="gr4" draw:text-style-name="P1" draw:layer="layout" draw:type="curve" svg:x1="10.5cm" svg:y1="2.45cm" svg:x2="11.5cm" svg:y2="2.45cm" draw:start-shape="id293" draw:start-glue-point="1" draw:end-shape="id294" draw:end-glue-point="3" svg:d="m10500 2450h1000">
          <text:p/>
        </draw:connector>
        <draw:connector draw:style-name="gr4" draw:text-style-name="P1" draw:layer="layout" draw:type="curve" svg:x1="13cm" svg:y1="2.45cm" svg:x2="14cm" svg:y2="2.45cm" draw:start-shape="id294" draw:start-glue-point="1" draw:end-shape="id295" svg:d="m13000 2450h1000">
          <text:p/>
        </draw:connector>
        <draw:rect draw:style-name="gr43" draw:text-style-name="P7" xml:id="id296" draw:id="id296" draw:layer="layout" svg:width="1.5cm" svg:height="0.5cm" svg:x="16.5cm" svg:y="2.2cm">
          <text:p text:style-name="P1"><text:span text:style-name="T5">NULL</text:span></text:p>
        </draw:rect>
        <draw:connector draw:style-name="gr4" draw:text-style-name="P1" draw:layer="layout" draw:type="curve" svg:x1="15.5cm" svg:y1="2.45cm" svg:x2="16.5cm" svg:y2="2.45cm" draw:start-shape="id295" draw:start-glue-point="1" draw:end-shape="id296" draw:end-glue-point="3" svg:d="m15500 2450h1000">
          <text:p/>
        </draw:connector>
        <draw:rect draw:style-name="gr33" draw:text-style-name="P7" xml:id="id297" draw:id="id297" draw:layer="layout" svg:width="1.5cm" svg:height="0.5cm" svg:x="5.5cm" svg:y="6.5cm">
          <text:p text:style-name="P1"><text:span text:style-name="T5">next</text:span></text:p>
        </draw:rect>
        <draw:rect draw:style-name="gr33" draw:text-style-name="P1" draw:layer="layout" svg:width="1.5cm" svg:height="1cm" svg:x="5.5cm" svg:y="7cm">
          <text:p text:style-name="P1">data</text:p>
        </draw:rect>
        <draw:rect draw:style-name="gr33" draw:text-style-name="P7" xml:id="id298" draw:id="id298" draw:layer="layout" svg:width="1.5cm" svg:height="0.5cm" svg:x="8cm" svg:y="6.5cm">
          <text:p text:style-name="P1"><text:span text:style-name="T5">next</text:span></text:p>
        </draw:rect>
        <draw:rect draw:style-name="gr33" draw:text-style-name="P1" draw:layer="layout" svg:width="1.5cm" svg:height="1cm" svg:x="8cm" svg:y="7cm">
          <text:p text:style-name="P1">data</text:p>
        </draw:rect>
        <draw:rect draw:style-name="gr33" draw:text-style-name="P7" xml:id="id299" draw:id="id299" draw:layer="layout" svg:width="1.5cm" svg:height="0.5cm" svg:x="10.5cm" svg:y="6.5cm">
          <text:p text:style-name="P1"><text:span text:style-name="T5">next</text:span></text:p>
        </draw:rect>
        <draw:rect draw:style-name="gr33" draw:text-style-name="P1" draw:layer="layout" svg:width="1.5cm" svg:height="1cm" svg:x="10.5cm" svg:y="7cm">
          <text:p text:style-name="P1">data</text:p>
        </draw:rect>
        <draw:rect draw:style-name="gr33" draw:text-style-name="P7" xml:id="id300" draw:id="id300" draw:layer="layout" svg:width="1.5cm" svg:height="0.5cm" svg:x="13cm" svg:y="6.5cm">
          <text:p text:style-name="P1"><text:span text:style-name="T5">next</text:span></text:p>
        </draw:rect>
        <draw:rect draw:style-name="gr33" draw:text-style-name="P1" draw:layer="layout" svg:width="1.5cm" svg:height="1cm" svg:x="13cm" svg:y="7cm">
          <text:p text:style-name="P1">data</text:p>
        </draw:rect>
        <draw:rect draw:style-name="gr33" draw:text-style-name="P7" xml:id="id301" draw:id="id301" draw:layer="layout" svg:width="1.5cm" svg:height="0.5cm" svg:x="15.5cm" svg:y="6.5cm">
          <text:p text:style-name="P1"><text:span text:style-name="T5">next</text:span></text:p>
        </draw:rect>
        <draw:rect draw:style-name="gr33" draw:text-style-name="P1" draw:layer="layout" svg:width="1.5cm" svg:height="1cm" svg:x="15.5cm" svg:y="7cm">
          <text:p text:style-name="P1">data</text:p>
        </draw:rect>
        <draw:connector draw:style-name="gr4" draw:text-style-name="P1" draw:layer="layout" draw:type="curve" svg:x1="7cm" svg:y1="6.75cm" svg:x2="8cm" svg:y2="6.75cm" draw:start-shape="id297" draw:start-glue-point="1" draw:end-shape="id298" draw:end-glue-point="3" svg:d="m7000 6750h1000">
          <text:p/>
        </draw:connector>
        <draw:connector draw:style-name="gr4" draw:text-style-name="P1" draw:layer="layout" draw:type="curve" svg:x1="9.5cm" svg:y1="6.75cm" svg:x2="10.5cm" svg:y2="6.75cm" draw:start-shape="id298" draw:start-glue-point="1" draw:end-shape="id299" draw:end-glue-point="3" svg:d="m9500 6750h1000">
          <text:p/>
        </draw:connector>
        <draw:connector draw:style-name="gr4" draw:text-style-name="P1" draw:layer="layout" draw:type="curve" svg:x1="12cm" svg:y1="6.75cm" svg:x2="13cm" svg:y2="6.75cm" draw:start-shape="id299" draw:start-glue-point="1" draw:end-shape="id300" draw:end-glue-point="3" svg:d="m12000 6750h1000">
          <text:p/>
        </draw:connector>
        <draw:connector draw:style-name="gr4" draw:text-style-name="P1" draw:layer="layout" draw:type="curve" svg:x1="14.5cm" svg:y1="6.75cm" svg:x2="15.5cm" svg:y2="6.75cm" draw:start-shape="id300" draw:start-glue-point="1" draw:end-shape="id301" svg:d="m14500 6750h1000">
          <text:p/>
        </draw:connector>
        <draw:rect draw:style-name="gr43" draw:text-style-name="P7" xml:id="id302" draw:id="id302" draw:layer="layout" svg:width="1.5cm" svg:height="0.5cm" svg:x="18cm" svg:y="6.5cm">
          <text:p text:style-name="P1"><text:span text:style-name="T5">NULL</text:span></text:p>
        </draw:rect>
        <draw:connector draw:style-name="gr4" draw:text-style-name="P1" draw:layer="layout" draw:type="curve" svg:x1="17cm" svg:y1="6.75cm" svg:x2="18cm" svg:y2="6.75cm" draw:start-shape="id301" draw:start-glue-point="1" draw:end-shape="id302" draw:end-glue-point="3" svg:d="m17000 6750h1000">
          <text:p/>
        </draw:connector>
        <draw:rect draw:style-name="gr33" draw:text-style-name="P7" xml:id="id303" draw:id="id303" draw:layer="layout" svg:width="1.5cm" svg:height="0.5cm" svg:x="3cm" svg:y="6.5cm">
          <text:p text:style-name="P1"><text:span text:style-name="T5">next</text:span></text:p>
        </draw:rect>
        <draw:rect draw:style-name="gr35" draw:text-style-name="P1" draw:layer="layout" svg:width="1.5cm" svg:height="1cm" svg:x="3cm" svg:y="7cm">
          <text:p/>
        </draw:rect>
        <draw:connector draw:style-name="gr4" draw:text-style-name="P1" draw:layer="layout" draw:type="curve" svg:x1="4.5cm" svg:y1="6.75cm" svg:x2="5.5cm" svg:y2="6.75cm" draw:start-shape="id303" draw:start-glue-point="1" draw:end-shape="id297" draw:end-glue-point="3" svg:d="m4500 6750h1000">
          <text:p/>
        </draw:connector>
        <draw:connector draw:style-name="gr4" draw:text-style-name="P1" draw:layer="layout" draw:type="curve" svg:x1="3.113cm" svg:y1="5.603cm" svg:x2="3.75cm" svg:y2="6.5cm" draw:end-shape="id303" svg:d="m3113 5603c0 297 637-151 637 897">
          <text:p/>
        </draw:connector>
        <draw:rect draw:style-name="gr33" draw:text-style-name="P7" xml:id="id304" draw:id="id304" draw:layer="layout" svg:width="1.5cm" svg:height="0.5cm" svg:x="5.5cm" svg:y="10cm">
          <text:p text:style-name="P1"><text:span text:style-name="T5">next</text:span></text:p>
        </draw:rect>
        <draw:rect draw:style-name="gr33" draw:text-style-name="P1" draw:layer="layout" svg:width="1.5cm" svg:height="1cm" svg:x="5.5cm" svg:y="10.5cm">
          <text:p text:style-name="P1">data</text:p>
        </draw:rect>
        <draw:rect draw:style-name="gr33" draw:text-style-name="P7" xml:id="id305" draw:id="id305" draw:layer="layout" svg:width="1.5cm" svg:height="0.5cm" svg:x="8cm" svg:y="10cm">
          <text:p text:style-name="P1"><text:span text:style-name="T5">next</text:span></text:p>
        </draw:rect>
        <draw:rect draw:style-name="gr33" draw:text-style-name="P1" draw:layer="layout" svg:width="1.5cm" svg:height="1cm" svg:x="8cm" svg:y="10.5cm">
          <text:p text:style-name="P1">data</text:p>
        </draw:rect>
        <draw:rect draw:style-name="gr33" draw:text-style-name="P7" draw:layer="layout" svg:width="1.5cm" svg:height="0.5cm" svg:x="10.5cm" svg:y="11cm">
          <text:p text:style-name="P1"><text:span text:style-name="T5">next</text:span></text:p>
        </draw:rect>
        <draw:rect draw:style-name="gr33" draw:text-style-name="P1" draw:layer="layout" svg:width="1.5cm" svg:height="1cm" svg:x="10.5cm" svg:y="11.5cm">
          <text:p text:style-name="P1">data</text:p>
        </draw:rect>
        <draw:rect draw:style-name="gr33" draw:text-style-name="P7" xml:id="id306" draw:id="id306" draw:layer="layout" svg:width="1.5cm" svg:height="0.5cm" svg:x="13cm" svg:y="10cm">
          <text:p text:style-name="P1"><text:span text:style-name="T5">next</text:span></text:p>
        </draw:rect>
        <draw:rect draw:style-name="gr33" draw:text-style-name="P1" draw:layer="layout" svg:width="1.5cm" svg:height="1cm" svg:x="13cm" svg:y="10.5cm">
          <text:p text:style-name="P1">data</text:p>
        </draw:rect>
        <draw:rect draw:style-name="gr33" draw:text-style-name="P7" xml:id="id307" draw:id="id307" draw:layer="layout" svg:width="1.5cm" svg:height="0.5cm" svg:x="15.5cm" svg:y="10cm">
          <text:p text:style-name="P1"><text:span text:style-name="T5">next</text:span></text:p>
        </draw:rect>
        <draw:rect draw:style-name="gr33" draw:text-style-name="P1" draw:layer="layout" svg:width="1.5cm" svg:height="1cm" svg:x="15.5cm" svg:y="10.5cm">
          <text:p text:style-name="P1">data</text:p>
        </draw:rect>
        <draw:connector draw:style-name="gr4" draw:text-style-name="P1" draw:layer="layout" draw:type="curve" svg:x1="7cm" svg:y1="10.25cm" svg:x2="8cm" svg:y2="10.25cm" draw:start-shape="id304" draw:start-glue-point="1" draw:end-shape="id305" draw:end-glue-point="3" svg:d="m7000 10250h1000">
          <text:p/>
        </draw:connector>
        <draw:connector draw:style-name="gr4" draw:text-style-name="P1" draw:layer="layout" draw:type="curve" svg:x1="14.5cm" svg:y1="10.25cm" svg:x2="15.5cm" svg:y2="10.25cm" draw:start-shape="id306" draw:start-glue-point="1" draw:end-shape="id307" svg:d="m14500 10250h1000">
          <text:p/>
        </draw:connector>
        <draw:rect draw:style-name="gr43" draw:text-style-name="P7" xml:id="id308" draw:id="id308" draw:layer="layout" svg:width="1.5cm" svg:height="0.5cm" svg:x="18cm" svg:y="10cm">
          <text:p text:style-name="P1"><text:span text:style-name="T5">NULL</text:span></text:p>
        </draw:rect>
        <draw:connector draw:style-name="gr4" draw:text-style-name="P1" draw:layer="layout" draw:type="curve" svg:x1="17cm" svg:y1="10.25cm" svg:x2="18cm" svg:y2="10.25cm" draw:start-shape="id307" draw:start-glue-point="1" draw:end-shape="id308" draw:end-glue-point="3" svg:d="m17000 10250h1000">
          <text:p/>
        </draw:connector>
        <draw:rect draw:style-name="gr33" draw:text-style-name="P7" xml:id="id309" draw:id="id309" draw:layer="layout" svg:width="1.5cm" svg:height="0.5cm" svg:x="3cm" svg:y="10cm">
          <text:p text:style-name="P1"><text:span text:style-name="T5">next</text:span></text:p>
        </draw:rect>
        <draw:rect draw:style-name="gr35" draw:text-style-name="P1" draw:layer="layout" svg:width="1.5cm" svg:height="1cm" svg:x="3cm" svg:y="10.5cm">
          <text:p/>
        </draw:rect>
        <draw:connector draw:style-name="gr4" draw:text-style-name="P1" draw:layer="layout" draw:type="curve" svg:x1="4.5cm" svg:y1="10.25cm" svg:x2="5.5cm" svg:y2="10.25cm" draw:start-shape="id309" draw:start-glue-point="1" draw:end-shape="id304" draw:end-glue-point="3" svg:d="m4500 10250h1000">
          <text:p/>
        </draw:connector>
        <draw:connector draw:style-name="gr4" draw:text-style-name="P1" draw:layer="layout" draw:type="curve" svg:x1="3.113cm" svg:y1="9.103cm" svg:x2="3.75cm" svg:y2="10cm" draw:end-shape="id309" svg:d="m3113 9103c0 297 637-151 637 897">
          <text:p/>
        </draw:connector>
        <draw:connector draw:style-name="gr4" draw:text-style-name="P1" draw:layer="layout" draw:type="curve" svg:x1="9.5cm" svg:y1="10.25cm" svg:x2="13cm" svg:y2="10.25cm" draw:start-shape="id305" draw:start-glue-point="1" draw:end-shape="id306" svg:d="m9500 10250h3500">
          <text:p/>
        </draw:connector>
        <draw:rect draw:style-name="gr33" draw:text-style-name="P7" xml:id="id310" draw:id="id310" draw:layer="layout" svg:width="1.5cm" svg:height="0.5cm" svg:x="5.5cm" svg:y="15.897cm">
          <text:p text:style-name="P1"><text:span text:style-name="T5">next</text:span></text:p>
        </draw:rect>
        <draw:rect draw:style-name="gr33" draw:text-style-name="P1" draw:layer="layout" svg:width="1.5cm" svg:height="1cm" svg:x="5.5cm" svg:y="16.397cm">
          <text:p text:style-name="P1">data</text:p>
        </draw:rect>
        <draw:rect draw:style-name="gr33" draw:text-style-name="P7" xml:id="id311" draw:id="id311" draw:layer="layout" svg:width="1.5cm" svg:height="0.5cm" svg:x="8cm" svg:y="15.897cm">
          <text:p text:style-name="P1"><text:span text:style-name="T5">next</text:span></text:p>
        </draw:rect>
        <draw:rect draw:style-name="gr33" draw:text-style-name="P1" draw:layer="layout" svg:width="1.5cm" svg:height="1cm" svg:x="8cm" svg:y="16.397cm">
          <text:p text:style-name="P1">data</text:p>
        </draw:rect>
        <draw:rect draw:style-name="gr33" draw:text-style-name="P7" xml:id="id312" draw:id="id312" draw:layer="layout" svg:width="1.5cm" svg:height="0.5cm" svg:x="10.5cm" svg:y="17.5cm">
          <text:p text:style-name="P1"><text:span text:style-name="T5">next</text:span></text:p>
        </draw:rect>
        <draw:rect draw:style-name="gr33" draw:text-style-name="P1" draw:layer="layout" svg:width="1.5cm" svg:height="1cm" svg:x="10.5cm" svg:y="18cm">
          <text:p text:style-name="P1">data</text:p>
        </draw:rect>
        <draw:rect draw:style-name="gr33" draw:text-style-name="P7" xml:id="id313" draw:id="id313" draw:layer="layout" svg:width="1.5cm" svg:height="0.5cm" svg:x="13cm" svg:y="15.897cm">
          <text:p text:style-name="P1"><text:span text:style-name="T5">next</text:span></text:p>
        </draw:rect>
        <draw:rect draw:style-name="gr33" draw:text-style-name="P1" draw:layer="layout" svg:width="1.5cm" svg:height="1cm" svg:x="13cm" svg:y="16.397cm">
          <text:p text:style-name="P1">data</text:p>
        </draw:rect>
        <draw:rect draw:style-name="gr33" draw:text-style-name="P7" xml:id="id314" draw:id="id314" draw:layer="layout" svg:width="1.5cm" svg:height="0.5cm" svg:x="15.5cm" svg:y="15.897cm">
          <text:p text:style-name="P1"><text:span text:style-name="T5">next</text:span></text:p>
        </draw:rect>
        <draw:rect draw:style-name="gr33" draw:text-style-name="P1" draw:layer="layout" svg:width="1.5cm" svg:height="1cm" svg:x="15.5cm" svg:y="16.397cm">
          <text:p text:style-name="P1">data</text:p>
        </draw:rect>
        <draw:connector draw:style-name="gr4" draw:text-style-name="P1" draw:layer="layout" draw:type="curve" svg:x1="7cm" svg:y1="16.147cm" svg:x2="8cm" svg:y2="16.147cm" draw:start-shape="id310" draw:start-glue-point="1" draw:end-shape="id311" draw:end-glue-point="3" svg:d="m7000 16147h1000">
          <text:p/>
        </draw:connector>
        <draw:connector draw:style-name="gr4" draw:text-style-name="P1" draw:layer="layout" draw:type="curve" svg:x1="9.5cm" svg:y1="16.147cm" svg:x2="10.5cm" svg:y2="17.75cm" draw:start-shape="id311" draw:start-glue-point="1" draw:end-shape="id312" draw:end-glue-point="3" svg:d="m9500 16147c751 0 501 802 500 802s-251 801 500 801">
          <text:p/>
        </draw:connector>
        <draw:connector draw:style-name="gr4" draw:text-style-name="P1" draw:layer="layout" draw:type="curve" svg:x1="12cm" svg:y1="17.75cm" svg:x2="13cm" svg:y2="16.147cm" draw:start-shape="id312" draw:start-glue-point="1" draw:end-shape="id313" draw:end-glue-point="3" svg:d="m12000 17750c751 0 501-801 500-801s-251-802 500-802">
          <text:p/>
        </draw:connector>
        <draw:connector draw:style-name="gr4" draw:text-style-name="P1" draw:layer="layout" draw:type="curve" svg:x1="14.5cm" svg:y1="16.147cm" svg:x2="15.5cm" svg:y2="16.147cm" draw:start-shape="id313" draw:start-glue-point="1" draw:end-shape="id314" svg:d="m14500 16147h1000">
          <text:p/>
        </draw:connector>
        <draw:rect draw:style-name="gr43" draw:text-style-name="P7" xml:id="id315" draw:id="id315" draw:layer="layout" svg:width="1.5cm" svg:height="0.5cm" svg:x="18cm" svg:y="15.897cm">
          <text:p text:style-name="P1"><text:span text:style-name="T5">NULL</text:span></text:p>
        </draw:rect>
        <draw:connector draw:style-name="gr4" draw:text-style-name="P1" draw:layer="layout" draw:type="curve" svg:x1="17cm" svg:y1="16.147cm" svg:x2="18cm" svg:y2="16.147cm" draw:start-shape="id314" draw:start-glue-point="1" draw:end-shape="id315" draw:end-glue-point="3" svg:d="m17000 16147h1000">
          <text:p/>
        </draw:connector>
        <draw:rect draw:style-name="gr33" draw:text-style-name="P7" xml:id="id316" draw:id="id316" draw:layer="layout" svg:width="1.5cm" svg:height="0.5cm" svg:x="3cm" svg:y="15.897cm">
          <text:p text:style-name="P1"><text:span text:style-name="T5">next</text:span></text:p>
        </draw:rect>
        <draw:rect draw:style-name="gr35" draw:text-style-name="P1" draw:layer="layout" svg:width="1.5cm" svg:height="1cm" svg:x="3cm" svg:y="16.397cm">
          <text:p/>
        </draw:rect>
        <draw:connector draw:style-name="gr4" draw:text-style-name="P1" draw:layer="layout" draw:type="curve" svg:x1="4.5cm" svg:y1="16.147cm" svg:x2="5.5cm" svg:y2="16.147cm" draw:start-shape="id316" draw:start-glue-point="1" draw:end-shape="id310" draw:end-glue-point="3" svg:d="m4500 16147h1000">
          <text:p/>
        </draw:connector>
        <draw:connector draw:style-name="gr4" draw:text-style-name="P1" draw:layer="layout" draw:type="curve" svg:x1="3.113cm" svg:y1="15cm" svg:x2="3.75cm" svg:y2="15.897cm" draw:end-shape="id316" svg:d="m3113 15000c0 297 637-151 637 897">
          <text:p/>
        </draw:connector>
        <draw:custom-shape draw:style-name="gr14" draw:text-style-name="P1" draw:layer="layout" svg:width="0.5cm" svg:height="2.5cm" svg:x="9.5cm" svg:y="13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2.6cm" svg:y="12.7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3" draw:text-style-name="P7" xml:id="id317" draw:id="id317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xml:id="id318" draw:id="id318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xml:id="id319" draw:id="id319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xml:id="id320" draw:id="id320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xml:id="id321" draw:id="id321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17" draw:start-glue-point="1" draw:end-shape="id318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18" draw:start-glue-point="1" draw:end-shape="id319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19" draw:start-glue-point="1" draw:end-shape="id320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0" draw:start-glue-point="1" draw:end-shape="id321" svg:d="m15000 21750h900">
          <text:p/>
        </draw:connector>
        <draw:connector draw:style-name="gr4" draw:text-style-name="P1" draw:layer="layout" draw:type="curve" svg:x1="17.4cm" svg:y1="21.75cm" svg:x2="18.3cm" svg:y2="21.75cm" draw:start-shape="id321" draw:start-glue-point="1" draw:end-shape="id322" draw:end-glue-point="3" svg:d="m17400 21750h900">
          <text:p/>
        </draw:connector>
        <draw:rect draw:style-name="gr33" draw:text-style-name="P7" xml:id="id323" draw:id="id323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23" draw:start-glue-point="1" draw:end-shape="id317" draw:end-glue-point="3" svg:d="m3000 21750h1400">
          <text:p/>
        </draw:connector>
        <draw:connector draw:style-name="gr4" draw:text-style-name="P1" draw:layer="layout" draw:type="curve" svg:x1="1.613cm" svg:y1="20.603cm" svg:x2="2.25cm" svg:y2="21.5cm" draw:end-shape="id323" svg:d="m1613 20603c0 297 637-151 637 897">
          <text:p/>
        </draw:connector>
        <draw:rect draw:style-name="gr43" draw:text-style-name="P7" xml:id="id322" draw:id="id322" draw:layer="layout" svg:width="1.5cm" svg:height="0.5cm" svg:x="18.3cm" svg:y="21.5cm">
          <text:p text:style-name="P1"><text:span text:style-name="T5">NULL</text:span></text:p>
        </draw:rect>
        <draw:connector draw:style-name="gr36" draw:text-style-name="P1" draw:layer="layout" draw:type="curve" svg:x1="5.165cm" svg:y1="19.734cm" svg:x2="5.15cm" svg:y2="21.5cm" draw:end-shape="id317" draw:end-glue-point="0" svg:d="m5165 19734c0 949-15 67-15 1766">
          <text:p text:style-name="P1">begin</text:p>
          <text:p text:style-name="P1"/>
          <text:p text:style-name="P1"/>
          <text:p text:style-name="P1"><text:s text:c="4"/></text:p>
        </draw:connector>
        <draw:connector draw:style-name="gr36" draw:text-style-name="P1" draw:layer="layout" draw:type="curve" svg:x1="18.938cm" svg:y1="19.871cm" svg:x2="19.05cm" svg:y2="21.5cm" draw:end-shape="id322" draw:end-glue-point="0" svg:d="m18938 19871c0 846 112 32 112 1629">
          <text:p text:style-name="P1">end</text:p>
          <text:p text:style-name="P1"/>
          <text:p text:style-name="P1"/>
          <text:p text:style-name="P1"/>
        </draw:connector>
        <draw:connector draw:style-name="gr37" draw:text-style-name="P1" draw:layer="layout" draw:type="curve" svg:x1="7.879cm" svg:y1="19.871cm" svg:x2="7.95cm" svg:y2="21.5cm" draw:end-shape="id318" draw:end-glue-point="0" svg:d="m7879 19871c0 846 71 32 71 1629">
          <text:p/>
        </draw:connector>
        <draw:connector draw:style-name="gr37" draw:text-style-name="P1" draw:layer="layout" draw:type="curve" svg:x1="11.654cm" svg:y1="19.715cm" svg:x2="11.55cm" svg:y2="21.5cm" draw:end-shape="id319" svg:d="m11654 19715c0 963-104 71-104 1785">
          <text:p/>
        </draw:connector>
        <draw:line draw:style-name="gr29" draw:text-style-name="P1" draw:layer="layout" svg:x1="8cm" svg:y1="20.5cm" svg:x2="11.5cm" svg:y2="20.5cm">
          <text:p text:style-name="P1">next</text:p>
          <text:p text:style-name="P1"/>
        </draw:line>
        <draw:rect draw:style-name="gr33" draw:text-style-name="P7" draw:layer="layout" svg:width="3cm" svg:height="0.5cm" svg:x="1.5cm" svg:y="24.5cm">
          <text:p text:style-name="P5"><text:span text:style-name="T5">_t_typeinfo</text:span></text:p>
        </draw:rect>
        <draw:rect draw:style-name="gr33" draw:text-style-name="P7" draw:layer="layout" svg:width="3cm" svg:height="0.5cm" svg:x="1.5cm" svg:y="25cm">
          <text:p text:style-name="P5"><text:span text:style-name="T5">_t_allocater</text:span></text:p>
        </draw:rect>
        <draw:rect draw:style-name="gr33" draw:text-style-name="P7" draw:layer="layout" svg:width="3cm" svg:height="0.5cm" svg:x="1.5cm" svg:y="25.5cm">
          <text:p text:style-name="P5"><text:span text:style-name="T5">_t_head</text:span></text:p>
        </draw:rect>
        <draw:rect draw:style-name="gr33" draw:text-style-name="P7" xml:id="id324" draw:id="id324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xml:id="id325" draw:id="id325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xml:id="id326" draw:id="id326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xml:id="id327" draw:id="id327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xml:id="id328" draw:id="id328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24" draw:start-glue-point="1" draw:end-shape="id325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25" draw:start-glue-point="1" draw:end-shape="id326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26" draw:start-glue-point="1" draw:end-shape="id327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7" draw:start-glue-point="1" draw:end-shape="id328" svg:d="m15000 21750h900">
          <text:p/>
        </draw:connector>
        <draw:connector draw:style-name="gr4" draw:text-style-name="P1" draw:layer="layout" draw:type="curve" svg:x1="17.4cm" svg:y1="21.75cm" svg:x2="18.3cm" svg:y2="21.75cm" draw:start-shape="id328" draw:start-glue-point="1" draw:end-shape="id329" draw:end-glue-point="3" svg:d="m17400 21750h900">
          <text:p/>
        </draw:connector>
        <draw:rect draw:style-name="gr33" draw:text-style-name="P7" xml:id="id330" draw:id="id330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30" draw:start-glue-point="1" draw:end-shape="id324" draw:end-glue-point="3" svg:d="m3000 21750h1400">
          <text:p/>
        </draw:connector>
        <draw:rect draw:style-name="gr43" draw:text-style-name="P7" xml:id="id329" draw:id="id329" draw:layer="layout" svg:width="1.5cm" svg:height="0.5cm" svg:x="18.3cm" svg:y="21.5cm">
          <text:p text:style-name="P1"><text:span text:style-name="T5">NULL</text:span></text:p>
        </draw:rect>
        <draw:rect draw:style-name="gr33" draw:text-style-name="P7" xml:id="id331" draw:id="id331" draw:layer="layout" svg:width="1.5cm" svg:height="0.5cm" svg:x="7.8cm" svg:y="26.1cm">
          <text:p text:style-name="P1"><text:span text:style-name="T5">_pt_next</text:span></text:p>
        </draw:rect>
        <draw:rect draw:style-name="gr33" draw:text-style-name="P7" draw:layer="layout" svg:width="1.5cm" svg:height="1cm" svg:x="7.8cm" svg:y="26.6cm">
          <text:p text:style-name="P1"><text:span text:style-name="T5">_pc_data</text:span></text:p>
        </draw:rect>
        <draw:rect draw:style-name="gr33" draw:text-style-name="P7" xml:id="id332" draw:id="id332" draw:layer="layout" svg:width="1.5cm" svg:height="0.5cm" svg:x="10.3cm" svg:y="26.1cm">
          <text:p text:style-name="P1"><text:span text:style-name="T5">_pt_next</text:span></text:p>
        </draw:rect>
        <draw:rect draw:style-name="gr33" draw:text-style-name="P7" draw:layer="layout" svg:width="1.5cm" svg:height="1cm" svg:x="10.3cm" svg:y="26.6cm">
          <text:p text:style-name="P1"><text:span text:style-name="T5">_pc_data</text:span></text:p>
        </draw:rect>
        <draw:rect draw:style-name="gr33" draw:text-style-name="P7" xml:id="id333" draw:id="id333" draw:layer="layout" svg:width="1.5cm" svg:height="0.5cm" svg:x="12.8cm" svg:y="26.1cm">
          <text:p text:style-name="P1"><text:span text:style-name="T5">_pt_next</text:span></text:p>
        </draw:rect>
        <draw:rect draw:style-name="gr33" draw:text-style-name="P7" draw:layer="layout" svg:width="1.5cm" svg:height="1cm" svg:x="12.8cm" svg:y="26.6cm">
          <text:p text:style-name="P1"><text:span text:style-name="T5">_pc_data</text:span></text:p>
        </draw:rect>
        <draw:rect draw:style-name="gr33" draw:text-style-name="P7" xml:id="id334" draw:id="id334" draw:layer="layout" svg:width="1.5cm" svg:height="0.5cm" svg:x="15.4cm" svg:y="26.1cm">
          <text:p text:style-name="P1"><text:span text:style-name="T5">_pt_next</text:span></text:p>
        </draw:rect>
        <draw:rect draw:style-name="gr33" draw:text-style-name="P7" draw:layer="layout" svg:width="1.5cm" svg:height="1cm" svg:x="15.4cm" svg:y="26.6cm">
          <text:p text:style-name="P1"><text:span text:style-name="T5">_pc_data</text:span></text:p>
        </draw:rect>
        <draw:connector draw:style-name="gr4" draw:text-style-name="P1" draw:layer="layout" draw:type="curve" svg:x1="9.3cm" svg:y1="26.35cm" svg:x2="10.3cm" svg:y2="26.35cm" draw:start-shape="id331" draw:start-glue-point="1" draw:end-shape="id332" draw:end-glue-point="3" svg:d="m9300 26350h1000">
          <text:p/>
        </draw:connector>
        <draw:connector draw:style-name="gr4" draw:text-style-name="P1" draw:layer="layout" draw:type="curve" svg:x1="11.8cm" svg:y1="26.35cm" svg:x2="12.8cm" svg:y2="26.35cm" draw:start-shape="id332" draw:start-glue-point="1" draw:end-shape="id333" draw:end-glue-point="3" svg:d="m11800 26350h1000">
          <text:p/>
        </draw:connector>
        <draw:connector draw:style-name="gr4" draw:text-style-name="P1" draw:layer="layout" draw:type="curve" svg:x1="14.3cm" svg:y1="26.35cm" svg:x2="15.4cm" svg:y2="26.35cm" draw:start-shape="id333" draw:start-glue-point="1" draw:end-shape="id334" draw:end-glue-point="3" svg:d="m14300 26350h1100">
          <text:p/>
        </draw:connector>
        <draw:rect draw:style-name="gr43" draw:text-style-name="P7" xml:id="id335" draw:id="id335" draw:layer="layout" svg:width="1.5cm" svg:height="0.5cm" svg:x="18.3cm" svg:y="26.1cm">
          <text:p text:style-name="P1"><text:span text:style-name="T5">NULL</text:span></text:p>
        </draw:rect>
        <draw:connector draw:style-name="gr4" draw:text-style-name="P1" draw:layer="layout" draw:type="curve" svg:x1="16.9cm" svg:y1="26.35cm" svg:x2="18.3cm" svg:y2="26.35cm" draw:start-shape="id334" draw:start-glue-point="1" draw:end-shape="id335" draw:end-glue-point="3" svg:d="m16900 26350h1400">
          <text:p/>
        </draw:connector>
        <draw:rect draw:style-name="gr33" draw:text-style-name="P7" xml:id="id336" draw:id="id336" draw:layer="layout" svg:width="1.5cm" svg:height="0.5cm" svg:x="5.3cm" svg:y="26.1cm">
          <text:p text:style-name="P1"><text:span text:style-name="T5">_pt_next</text:span></text:p>
        </draw:rect>
        <draw:rect draw:style-name="gr35" draw:text-style-name="P1" draw:layer="layout" svg:width="1.5cm" svg:height="1cm" svg:x="5.3cm" svg:y="26.6cm">
          <text:p/>
        </draw:rect>
        <draw:connector draw:style-name="gr4" draw:text-style-name="P1" draw:layer="layout" draw:type="curve" svg:x1="6.8cm" svg:y1="26.35cm" svg:x2="7.8cm" svg:y2="26.35cm" draw:start-shape="id336" draw:start-glue-point="1" draw:end-shape="id331" draw:end-glue-point="3" svg:d="m6800 26350h1000">
          <text:p/>
        </draw:connector>
        <draw:rect draw:style-name="gr43" draw:text-style-name="P11" draw:layer="layout" svg:width="3cm" svg:height="0.5cm" svg:x="4.5cm" svg:y="25.5cm">
          <text:p text:style-name="P5"><text:span text:style-name="T5">_t_head</text:span></text:p>
        </draw:rect>
      </draw:page>
      <draw:page draw:name="page17" draw:style-name="dp1" draw:master-page-name="默认">
        <draw:custom-shape draw:style-name="gr10" draw:text-style-name="P3" draw:layer="layout" svg:width="1cm" svg:height="1cm" svg:x="5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37" draw:id="id337" draw:layer="layout" svg:width="1cm" svg:height="1cm" svg:x="12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2.5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1.521cm" svg:x2="13.5cm" svg:y2="3cm" draw:end-shape="id337" draw:end-glue-point="1" svg:d="m13304 1521c1045 0 947 1479 196 1479">
          <text:p text:style-name="P1"><text:s text:c="13"/>push</text:p>
        </draw:connector>
        <draw:connector draw:style-name="gr31" draw:text-style-name="P1" draw:layer="layout" draw:type="curve" svg:x1="13.304cm" svg:y1="4.448cm" svg:x2="13.5cm" svg:y2="3cm" draw:end-shape="id337" draw:end-glue-point="1" svg:d="m13304 4448c1045 0 947-1448 196-1448">
          <text:p text:style-name="P1"><text:s text:c="11"/>pop</text:p>
        </draw:connector>
        <draw:custom-shape draw:style-name="gr10" draw:text-style-name="P3" xml:id="id339" draw:id="id339" draw:layer="layout" svg:width="1cm" svg:height="1cm" svg:x="5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5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38" draw:id="id338" draw:layer="layout" svg:width="1cm" svg:height="1cm" svg:x="12.5cm" svg:y="5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5.97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5cm" svg:x2="13.5cm" svg:y2="6.479cm" draw:end-shape="id338" draw:end-glue-point="1" svg:d="m13304 5000c1045 0 947 1479 196 1479">
          <text:p text:style-name="P1"><text:s text:c="13"/>push</text:p>
        </draw:connector>
        <draw:connector draw:style-name="gr31" draw:text-style-name="P1" draw:layer="layout" draw:type="curve" svg:x1="5.895cm" svg:y1="7.895cm" svg:x2="5.5cm" svg:y2="6.479cm" draw:end-shape="id339" draw:end-glue-point="3" svg:d="m5895 7895c-1344 0-1146-1416-395-1416">
          <text:p text:style-name="P1"><text:s text:c="11"/>pop</text:p>
        </draw:connector>
        <draw:custom-shape draw:style-name="gr45" draw:text-style-name="P3" xml:id="id341" draw:id="id341" draw:layer="layout" svg:width="1cm" svg:height="1cm" svg:x="10.2cm" svg:y="8.3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0" draw:id="id340" draw:layer="layout" svg:width="1cm" svg:height="1cm" svg:x="7.7cm" svg:y="9.8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2" draw:id="id342" draw:layer="layout" svg:width="1cm" svg:height="1cm" svg:x="12.7cm" svg:y="9.8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3" draw:id="id343" draw:layer="layout" svg:width="1cm" svg:height="1cm" svg:x="5.7cm" svg:y="11.3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4" draw:id="id344" draw:layer="layout" svg:width="1cm" svg:height="1cm" svg:x="9.7cm" svg:y="11.3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5" draw:id="id345" draw:layer="layout" svg:width="1cm" svg:height="1cm" svg:x="8.2cm" svg:y="12.8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8.2cm" svg:y1="9.8cm" svg:x2="10.7cm" svg:y2="9.3cm" draw:start-shape="id340" draw:start-glue-point="0" draw:end-shape="id341" draw:end-glue-point="2" svg:d="m8200 9800 2500-500">
          <text:p/>
        </draw:connector>
        <draw:connector draw:style-name="gr42" draw:text-style-name="P1" draw:layer="layout" draw:type="line" svg:x1="13.2cm" svg:y1="9.8cm" svg:x2="10.7cm" svg:y2="9.3cm" draw:start-shape="id342" draw:start-glue-point="0" draw:end-shape="id341" draw:end-glue-point="2" svg:d="m13200 9800-2500-500">
          <text:p/>
        </draw:connector>
        <draw:connector draw:style-name="gr42" draw:text-style-name="P1" draw:layer="layout" draw:type="line" svg:x1="6.2cm" svg:y1="11.3cm" svg:x2="8.2cm" svg:y2="10.8cm" draw:start-shape="id343" draw:start-glue-point="0" draw:end-shape="id340" draw:end-glue-point="2" svg:d="m6200 11300 2000-500">
          <text:p/>
        </draw:connector>
        <draw:connector draw:style-name="gr42" draw:text-style-name="P1" draw:layer="layout" draw:type="line" svg:x1="10.2cm" svg:y1="11.3cm" svg:x2="8.2cm" svg:y2="10.8cm" draw:start-shape="id344" draw:start-glue-point="0" draw:end-shape="id340" draw:end-glue-point="2" svg:d="m10200 11300-2000-500">
          <text:p/>
        </draw:connector>
        <draw:connector draw:style-name="gr42" draw:text-style-name="P1" draw:layer="layout" draw:type="line" svg:x1="8.7cm" svg:y1="12.8cm" svg:x2="10.2cm" svg:y2="12.3cm" draw:start-shape="id345" draw:start-glue-point="0" draw:end-shape="id344" svg:d="m8700 12800 1500-500">
          <text:p/>
        </draw:connector>
        <draw:rect draw:style-name="gr43" draw:text-style-name="P11" draw:layer="layout" svg:width="3cm" svg:height="0.5cm" svg:x="2.2cm" svg:y="11.8cm">
          <text:p text:style-name="P5"><text:span text:style-name="T5">最小值</text:span></text:p>
        </draw:rect>
        <draw:rect draw:style-name="gr43" draw:text-style-name="P11" draw:layer="layout" svg:width="3cm" svg:height="0.5cm" svg:x="14.2cm" svg:y="10.3cm">
          <text:p text:style-name="P5"><text:span text:style-name="T5">最大值</text:span></text:p>
        </draw:rect>
        <draw:custom-shape draw:style-name="gr45" draw:text-style-name="P3" xml:id="id347" draw:id="id347" draw:layer="layout" svg:width="1cm" svg:height="1cm" svg:x="5.8cm" svg:y="14.3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6" draw:id="id346" draw:layer="layout" svg:width="1cm" svg:height="1cm" svg:x="3.3cm" svg:y="15.8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8" draw:id="id348" draw:layer="layout" svg:width="1cm" svg:height="1cm" svg:x="8.3cm" svg:y="15.8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9" draw:id="id349" draw:layer="layout" svg:width="1cm" svg:height="1cm" svg:x="1.3cm" svg:y="17.3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0" draw:id="id350" draw:layer="layout" svg:width="1cm" svg:height="1cm" svg:x="5.3cm" svg:y="17.3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1" draw:id="id351" draw:layer="layout" svg:width="1cm" svg:height="1cm" svg:x="3.8cm" svg:y="18.8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15.8cm" svg:x2="6.3cm" svg:y2="15.3cm" draw:start-shape="id346" draw:start-glue-point="0" draw:end-shape="id347" draw:end-glue-point="2" svg:d="m3800 15800 2500-500">
          <text:p/>
        </draw:connector>
        <draw:connector draw:style-name="gr42" draw:text-style-name="P1" draw:layer="layout" draw:type="line" svg:x1="8.8cm" svg:y1="15.8cm" svg:x2="6.3cm" svg:y2="15.3cm" draw:start-shape="id348" draw:start-glue-point="0" draw:end-shape="id347" draw:end-glue-point="2" svg:d="m8800 15800-2500-500">
          <text:p/>
        </draw:connector>
        <draw:connector draw:style-name="gr42" draw:text-style-name="P1" draw:layer="layout" draw:type="line" svg:x1="1.8cm" svg:y1="17.3cm" svg:x2="3.8cm" svg:y2="16.8cm" draw:start-shape="id349" draw:start-glue-point="0" draw:end-shape="id346" draw:end-glue-point="2" svg:d="m1800 17300 2000-500">
          <text:p/>
        </draw:connector>
        <draw:connector draw:style-name="gr42" draw:text-style-name="P1" draw:layer="layout" draw:type="line" svg:x1="5.8cm" svg:y1="17.3cm" svg:x2="3.8cm" svg:y2="16.8cm" draw:start-shape="id350" draw:start-glue-point="0" draw:end-shape="id346" draw:end-glue-point="2" svg:d="m5800 17300-2000-500">
          <text:p/>
        </draw:connector>
        <draw:connector draw:style-name="gr42" draw:text-style-name="P1" draw:layer="layout" draw:type="line" svg:x1="4.3cm" svg:y1="18.8cm" svg:x2="5.8cm" svg:y2="18.3cm" draw:start-shape="id351" draw:start-glue-point="0" draw:end-shape="id350" svg:d="m4300 18800 1500-500">
          <text:p/>
        </draw:connector>
        <draw:custom-shape draw:style-name="gr45" draw:text-style-name="P3" xml:id="id353" draw:id="id353" draw:layer="layout" svg:width="1cm" svg:height="1cm" svg:x="16.2cm" svg:y="14.3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2" draw:id="id352" draw:layer="layout" svg:width="1cm" svg:height="1cm" svg:x="13.7cm" svg:y="15.8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4" draw:id="id354" draw:layer="layout" svg:width="1cm" svg:height="1cm" svg:x="18.7cm" svg:y="15.8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5" draw:id="id355" draw:layer="layout" svg:width="1cm" svg:height="1cm" svg:x="11.7cm" svg:y="17.3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6" draw:id="id356" draw:layer="layout" svg:width="1cm" svg:height="1cm" svg:x="15.7cm" svg:y="17.3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7" draw:id="id357" draw:layer="layout" svg:width="1cm" svg:height="1cm" svg:x="14.2cm" svg:y="18.8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15.8cm" svg:x2="16.7cm" svg:y2="15.3cm" draw:start-shape="id352" draw:start-glue-point="0" draw:end-shape="id353" draw:end-glue-point="2" svg:d="m14200 15800 2500-500">
          <text:p/>
        </draw:connector>
        <draw:connector draw:style-name="gr42" draw:text-style-name="P1" draw:layer="layout" draw:type="line" svg:x1="19.2cm" svg:y1="15.8cm" svg:x2="16.7cm" svg:y2="15.3cm" draw:start-shape="id354" draw:start-glue-point="0" draw:end-shape="id353" draw:end-glue-point="2" svg:d="m19200 15800-2500-500">
          <text:p/>
        </draw:connector>
        <draw:connector draw:style-name="gr42" draw:text-style-name="P1" draw:layer="layout" draw:type="line" svg:x1="12.2cm" svg:y1="17.3cm" svg:x2="14.2cm" svg:y2="16.8cm" draw:start-shape="id355" draw:start-glue-point="0" draw:end-shape="id352" draw:end-glue-point="2" svg:d="m12200 17300 2000-500">
          <text:p/>
        </draw:connector>
        <draw:connector draw:style-name="gr42" draw:text-style-name="P1" draw:layer="layout" draw:type="line" svg:x1="16.2cm" svg:y1="17.3cm" svg:x2="14.2cm" svg:y2="16.8cm" draw:start-shape="id356" draw:start-glue-point="0" draw:end-shape="id352" draw:end-glue-point="2" svg:d="m16200 17300-2000-500">
          <text:p/>
        </draw:connector>
        <draw:connector draw:style-name="gr42" draw:text-style-name="P1" draw:layer="layout" draw:type="line" svg:x1="14.7cm" svg:y1="18.8cm" svg:x2="16.2cm" svg:y2="18.3cm" draw:start-shape="id357" draw:start-glue-point="0" draw:end-shape="id356" svg:d="m14700 18800 1500-500">
          <text:p/>
        </draw:connector>
        <draw:custom-shape draw:style-name="gr56" draw:text-style-name="P3" xml:id="id358" draw:id="id358" draw:layer="layout" svg:width="1cm" svg:height="1cm" svg:x="17.5cm" svg:y="18.8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8cm" svg:y1="18.8cm" svg:x2="16.2cm" svg:y2="18.3cm" draw:start-shape="id358" draw:start-glue-point="0" draw:end-shape="id356" draw:end-glue-point="2" svg:d="m18000 18800-1800-500">
          <text:p/>
        </draw:connector>
        <draw:custom-shape draw:style-name="gr57" draw:text-style-name="P1" draw:layer="layout" svg:width="1.5cm" svg:height="1cm" svg:x="9.8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18.8cm">
          <text:p text:style-name="P5"><text:span text:style-name="T5">插入数据</text:span><text:span text:style-name="T5">16</text:span></text:p>
        </draw:rect>
        <draw:custom-shape draw:style-name="gr45" draw:text-style-name="P3" xml:id="id360" draw:id="id360" draw:layer="layout" svg:width="1cm" svg:height="1cm" svg:x="5.8cm" svg:y="21.1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9" draw:id="id359" draw:layer="layout" svg:width="1cm" svg:height="1cm" svg:x="3.3cm" svg:y="22.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1" draw:id="id361" draw:layer="layout" svg:width="1cm" svg:height="1cm" svg:x="8.3cm" svg:y="22.6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2" draw:id="id362" draw:layer="layout" svg:width="1cm" svg:height="1cm" svg:x="1.3cm" svg:y="24.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xml:id="id363" draw:id="id363" draw:layer="layout" svg:width="1cm" svg:height="1cm" svg:x="5.3cm" svg:y="24.1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4" draw:id="id364" draw:layer="layout" svg:width="1cm" svg:height="1cm" svg:x="3.8cm" svg:y="25.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22.6cm" svg:x2="6.3cm" svg:y2="22.1cm" draw:start-shape="id359" draw:start-glue-point="0" draw:end-shape="id360" draw:end-glue-point="2" svg:d="m3800 22600 2500-500">
          <text:p/>
        </draw:connector>
        <draw:connector draw:style-name="gr42" draw:text-style-name="P1" draw:layer="layout" draw:type="line" svg:x1="8.8cm" svg:y1="22.6cm" svg:x2="6.3cm" svg:y2="22.1cm" draw:start-shape="id361" draw:start-glue-point="0" draw:end-shape="id360" draw:end-glue-point="2" svg:d="m8800 22600-2500-500">
          <text:p/>
        </draw:connector>
        <draw:connector draw:style-name="gr42" draw:text-style-name="P1" draw:layer="layout" draw:type="line" svg:x1="1.8cm" svg:y1="24.1cm" svg:x2="3.8cm" svg:y2="23.6cm" draw:start-shape="id362" draw:start-glue-point="0" draw:end-shape="id359" draw:end-glue-point="2" svg:d="m1800 24100 2000-500">
          <text:p/>
        </draw:connector>
        <draw:connector draw:style-name="gr42" draw:text-style-name="P1" draw:layer="layout" draw:type="line" svg:x1="5.8cm" svg:y1="24.1cm" svg:x2="3.8cm" svg:y2="23.6cm" draw:start-shape="id363" draw:start-glue-point="0" draw:end-shape="id359" draw:end-glue-point="2" svg:d="m5800 24100-2000-500">
          <text:p/>
        </draw:connector>
        <draw:connector draw:style-name="gr42" draw:text-style-name="P1" draw:layer="layout" draw:type="line" svg:x1="4.3cm" svg:y1="25.6cm" svg:x2="5.8cm" svg:y2="25.1cm" draw:start-shape="id364" draw:start-glue-point="0" draw:end-shape="id363" svg:d="m4300 25600 1500-500">
          <text:p/>
        </draw:connector>
        <draw:custom-shape draw:style-name="gr45" draw:text-style-name="P3" xml:id="id366" draw:id="id366" draw:layer="layout" svg:width="1cm" svg:height="1cm" svg:x="16.2cm" svg:y="21.1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5" draw:id="id365" draw:layer="layout" svg:width="1cm" svg:height="1cm" svg:x="13.7cm" svg:y="22.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7" draw:id="id367" draw:layer="layout" svg:width="1cm" svg:height="1cm" svg:x="18.7cm" svg:y="22.6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8" draw:id="id368" draw:layer="layout" svg:width="1cm" svg:height="1cm" svg:x="11.7cm" svg:y="24.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9" draw:id="id369" draw:layer="layout" svg:width="1cm" svg:height="1cm" svg:x="15.7cm" svg:y="24.1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22.6cm" svg:x2="16.7cm" svg:y2="22.1cm" draw:start-shape="id365" draw:start-glue-point="0" draw:end-shape="id366" draw:end-glue-point="2" svg:d="m14200 22600 2500-500">
          <text:p/>
        </draw:connector>
        <draw:connector draw:style-name="gr42" draw:text-style-name="P1" draw:layer="layout" draw:type="line" svg:x1="19.2cm" svg:y1="22.6cm" svg:x2="16.7cm" svg:y2="22.1cm" draw:start-shape="id367" draw:start-glue-point="0" draw:end-shape="id366" draw:end-glue-point="2" svg:d="m19200 22600-2500-500">
          <text:p/>
        </draw:connector>
        <draw:connector draw:style-name="gr42" draw:text-style-name="P1" draw:layer="layout" draw:type="line" svg:x1="12.2cm" svg:y1="24.1cm" svg:x2="14.2cm" svg:y2="23.6cm" draw:start-shape="id368" draw:start-glue-point="0" draw:end-shape="id365" draw:end-glue-point="2" svg:d="m12200 24100 2000-500">
          <text:p/>
        </draw:connector>
        <draw:connector draw:style-name="gr42" draw:text-style-name="P1" draw:layer="layout" draw:type="line" svg:x1="16.2cm" svg:y1="24.1cm" svg:x2="14.2cm" svg:y2="23.6cm" draw:start-shape="id369" draw:start-glue-point="0" draw:end-shape="id365" draw:end-glue-point="2" svg:d="m16200 24100-2000-500">
          <text:p/>
        </draw:connector>
        <draw:custom-shape draw:style-name="gr57" draw:text-style-name="P1" draw:layer="layout" svg:width="1.5cm" svg:height="1cm" svg:x="9.8cm" svg:y="2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25.6cm">
          <text:p text:style-name="P5"><text:span text:style-name="T5">删除数据</text:span><text:span text:style-name="T5">15</text:span></text:p>
        </draw:rect>
      </draw:page>
      <draw:page draw:name="page18" draw:style-name="dp1" draw:master-page-name="默认">
        <draw:custom-shape draw:style-name="gr45" draw:text-style-name="P3" xml:id="id371" draw:id="id371" draw:layer="layout" svg:width="1cm" svg:height="1cm" svg:x="5.8cm" svg:y="1.5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xml:id="id370" draw:id="id370" draw:layer="layout" svg:width="1cm" svg:height="1cm" svg:x="3.3cm" svg:y="3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2" draw:id="id372" draw:layer="layout" svg:width="1cm" svg:height="1cm" svg:x="8.3cm" svg:y="3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3" draw:id="id373" draw:layer="layout" svg:width="1cm" svg:height="1cm" svg:x="1.3cm" svg:y="4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4" draw:id="id374" draw:layer="layout" svg:width="1cm" svg:height="1cm" svg:x="5.3cm" svg:y="4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5" draw:id="id375" draw:layer="layout" svg:width="1cm" svg:height="1cm" svg:x="3.8cm" svg:y="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3cm" svg:x2="6.3cm" svg:y2="2.5cm" draw:start-shape="id370" draw:start-glue-point="0" draw:end-shape="id371" draw:end-glue-point="2" svg:d="m3800 3000 2500-500">
          <text:p/>
        </draw:connector>
        <draw:connector draw:style-name="gr42" draw:text-style-name="P1" draw:layer="layout" draw:type="line" svg:x1="8.8cm" svg:y1="3cm" svg:x2="6.3cm" svg:y2="2.5cm" draw:start-shape="id372" draw:start-glue-point="0" draw:end-shape="id371" draw:end-glue-point="2" svg:d="m8800 3000-2500-500">
          <text:p/>
        </draw:connector>
        <draw:connector draw:style-name="gr42" draw:text-style-name="P1" draw:layer="layout" draw:type="line" svg:x1="1.8cm" svg:y1="4.5cm" svg:x2="3.8cm" svg:y2="4cm" draw:start-shape="id373" draw:start-glue-point="0" draw:end-shape="id370" draw:end-glue-point="2" svg:d="m1800 4500 2000-500">
          <text:p/>
        </draw:connector>
        <draw:connector draw:style-name="gr42" draw:text-style-name="P1" draw:layer="layout" draw:type="line" svg:x1="5.8cm" svg:y1="4.5cm" svg:x2="3.8cm" svg:y2="4cm" draw:start-shape="id374" draw:start-glue-point="0" draw:end-shape="id370" draw:end-glue-point="2" svg:d="m5800 4500-2000-500">
          <text:p/>
        </draw:connector>
        <draw:connector draw:style-name="gr42" draw:text-style-name="P1" draw:layer="layout" draw:type="line" svg:x1="4.3cm" svg:y1="6cm" svg:x2="5.8cm" svg:y2="5.5cm" draw:start-shape="id375" draw:start-glue-point="0" draw:end-shape="id374" svg:d="m4300 6000 1500-500">
          <text:p/>
        </draw:connector>
        <draw:custom-shape draw:style-name="gr45" draw:text-style-name="P3" xml:id="id377" draw:id="id377" draw:layer="layout" svg:width="1cm" svg:height="1cm" svg:x="16.2cm" svg:y="1.5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6" draw:id="id376" draw:layer="layout" svg:width="1cm" svg:height="1cm" svg:x="13.7cm" svg:y="3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8" draw:id="id378" draw:layer="layout" svg:width="1cm" svg:height="1cm" svg:x="18.7cm" svg:y="3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9" draw:id="id379" draw:layer="layout" svg:width="1cm" svg:height="1cm" svg:x="11.7cm" svg:y="4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0" draw:id="id380" draw:layer="layout" svg:width="1cm" svg:height="1cm" svg:x="15.7cm" svg:y="4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3cm" svg:x2="16.7cm" svg:y2="2.5cm" draw:start-shape="id376" draw:start-glue-point="0" draw:end-shape="id377" draw:end-glue-point="2" svg:d="m14200 3000 2500-500">
          <text:p/>
        </draw:connector>
        <draw:connector draw:style-name="gr42" draw:text-style-name="P1" draw:layer="layout" draw:type="line" svg:x1="19.2cm" svg:y1="3cm" svg:x2="16.7cm" svg:y2="2.5cm" draw:start-shape="id378" draw:start-glue-point="0" draw:end-shape="id377" draw:end-glue-point="2" svg:d="m19200 3000-2500-500">
          <text:p/>
        </draw:connector>
        <draw:connector draw:style-name="gr42" draw:text-style-name="P1" draw:layer="layout" draw:type="line" svg:x1="12.2cm" svg:y1="4.5cm" svg:x2="14.2cm" svg:y2="4cm" draw:start-shape="id379" draw:start-glue-point="0" draw:end-shape="id376" draw:end-glue-point="2" svg:d="m12200 4500 2000-500">
          <text:p/>
        </draw:connector>
        <draw:connector draw:style-name="gr42" draw:text-style-name="P1" draw:layer="layout" draw:type="line" svg:x1="16.2cm" svg:y1="4.5cm" svg:x2="14.2cm" svg:y2="4cm" draw:start-shape="id380" draw:start-glue-point="0" draw:end-shape="id376" draw:end-glue-point="2" svg:d="m16200 4500-2000-500">
          <text:p/>
        </draw:connector>
        <draw:custom-shape draw:style-name="gr57" draw:text-style-name="P1" draw:layer="layout" svg:width="1.5cm" svg:height="1cm" svg:x="9.8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6cm">
          <text:p text:style-name="P5"><text:span text:style-name="T5">删除数据</text:span><text:span text:style-name="T5">12</text:span></text:p>
        </draw:rect>
        <draw:custom-shape draw:style-name="gr45" draw:text-style-name="P3" draw:layer="layout" svg:width="1cm" svg:height="1cm" svg:x="5.3cm" svg:y="4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2" draw:id="id382" draw:layer="layout" svg:width="1cm" svg:height="1cm" svg:x="8.7cm" svg:y="9.5cm">
          <text:p text:style-name="P1"><text:span text:style-name="T2">26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1" draw:id="id381" draw:layer="layout" svg:width="1cm" svg:height="1cm" svg:x="7.2cm" svg:y="8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3" draw:id="id383" draw:layer="layout" svg:width="1cm" svg:height="1cm" svg:x="10.2cm" svg:y="11cm">
          <text:p text:style-name="P1"><text:span text:style-name="T2">39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.7cm" svg:y1="9cm" svg:x2="9.2cm" svg:y2="9.5cm" draw:start-shape="id381" draw:start-glue-point="2" draw:end-shape="id382" draw:end-glue-point="0" svg:d="m7700 9000 1500 500">
          <text:p/>
        </draw:connector>
        <draw:connector draw:style-name="gr42" draw:text-style-name="P1" draw:layer="layout" draw:type="line" svg:x1="9.2cm" svg:y1="10.5cm" svg:x2="10.7cm" svg:y2="11cm" draw:start-shape="id382" draw:start-glue-point="2" draw:end-shape="id383" draw:end-glue-point="0" svg:d="m9200 10500 1500 500">
          <text:p/>
        </draw:connector>
        <draw:custom-shape draw:style-name="gr45" draw:text-style-name="P3" xml:id="id384" draw:id="id384" draw:layer="layout" svg:width="1cm" svg:height="1cm" svg:x="11.7cm" svg:y="12.5cm">
          <text:p text:style-name="P1"><text:span text:style-name="T2">41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0.7cm" svg:y1="12cm" svg:x2="12.2cm" svg:y2="12.5cm" draw:start-shape="id383" draw:start-glue-point="2" draw:end-shape="id384" draw:end-glue-point="0" svg:d="m10700 12000 1500 500">
          <text:p/>
        </draw:connector>
        <draw:custom-shape draw:style-name="gr59" draw:text-style-name="P3" xml:id="id386" draw:id="id386" draw:layer="layout" svg:width="1cm" svg:height="1cm" svg:x="5.5cm" svg:y="14.5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5" draw:id="id385" draw:layer="layout" svg:width="1cm" svg:height="1cm" svg:x="4.5cm" svg:y="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7" draw:id="id387" draw:layer="layout" svg:width="1cm" svg:height="1cm" svg:x="7cm" svg:y="16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8" draw:id="id388" draw:layer="layout" svg:width="1cm" svg:height="1cm" svg:x="3.5cm" svg:y="17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9" draw:id="id389" draw:layer="layout" svg:width="1cm" svg:height="1cm" svg:x="5.5cm" svg:y="17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5cm" svg:y1="16cm" svg:x2="6cm" svg:y2="15.5cm" draw:start-shape="id385" draw:start-glue-point="0" draw:end-shape="id386" draw:end-glue-point="2" svg:d="m5000 16000 1000-500">
          <text:p/>
        </draw:connector>
        <draw:connector draw:style-name="gr42" draw:text-style-name="P1" draw:layer="layout" draw:type="line" svg:x1="7.5cm" svg:y1="16cm" svg:x2="6cm" svg:y2="15.5cm" draw:start-shape="id387" draw:start-glue-point="0" draw:end-shape="id386" draw:end-glue-point="2" svg:d="m7500 16000-1500-500">
          <text:p/>
        </draw:connector>
        <draw:connector draw:style-name="gr42" draw:text-style-name="P1" draw:layer="layout" draw:type="line" svg:x1="4cm" svg:y1="17.5cm" svg:x2="5cm" svg:y2="17cm" draw:start-shape="id388" draw:start-glue-point="0" draw:end-shape="id385" draw:end-glue-point="2" svg:d="m4000 17500 1000-500">
          <text:p/>
        </draw:connector>
        <draw:connector draw:style-name="gr42" draw:text-style-name="P1" draw:layer="layout" draw:type="line" svg:x1="6cm" svg:y1="17.5cm" svg:x2="5cm" svg:y2="17cm" draw:start-shape="id389" draw:start-glue-point="0" draw:end-shape="id385" draw:end-glue-point="2" svg:d="m6000 17500-1000-500">
          <text:p/>
        </draw:connector>
        <draw:custom-shape draw:style-name="gr56" draw:text-style-name="P3" xml:id="id390" draw:id="id390" draw:layer="layout" svg:width="1cm" svg:height="1cm" svg:x="2.5cm" svg:y="1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cm" svg:y1="19cm" svg:x2="4cm" svg:y2="18.5cm" draw:start-shape="id390" draw:start-glue-point="0" draw:end-shape="id388" svg:d="m3000 19000 1000-500">
          <text:p/>
        </draw:connector>
        <draw:custom-shape draw:style-name="gr45" draw:text-style-name="P3" xml:id="id392" draw:id="id392" draw:layer="layout" svg:width="1cm" svg:height="1cm" svg:x="16.5cm" svg:y="16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4" draw:id="id394" draw:layer="layout" svg:width="1cm" svg:height="1cm" svg:x="15cm" svg:y="14.5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1" draw:id="id391" draw:layer="layout" svg:width="1cm" svg:height="1cm" svg:x="17.5cm" svg:y="17.5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3" draw:id="id393" draw:layer="layout" svg:width="1cm" svg:height="1cm" svg:x="13.5cm" svg:y="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6" draw:id="id396" draw:layer="layout" svg:width="1cm" svg:height="1cm" svg:x="15.5cm" svg:y="17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8cm" svg:y1="17.5cm" svg:x2="17cm" svg:y2="17cm" draw:start-shape="id391" draw:start-glue-point="0" draw:end-shape="id392" draw:end-glue-point="2" svg:d="m18000 17500-1000-500">
          <text:p/>
        </draw:connector>
        <draw:connector draw:style-name="gr42" draw:text-style-name="P1" draw:layer="layout" draw:type="line" svg:x1="14cm" svg:y1="16cm" svg:x2="15.5cm" svg:y2="15.5cm" draw:start-shape="id393" draw:start-glue-point="0" draw:end-shape="id394" draw:end-glue-point="2" svg:d="m14000 16000 1500-500">
          <text:p/>
        </draw:connector>
        <draw:custom-shape draw:style-name="gr45" draw:text-style-name="P3" xml:id="id395" draw:id="id395" draw:layer="layout" svg:width="1cm" svg:height="1cm" svg:x="12.5cm" svg:y="17.5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3cm" svg:y1="17.5cm" svg:x2="14cm" svg:y2="17cm" draw:start-shape="id395" draw:start-glue-point="0" draw:end-shape="id393" svg:d="m13000 17500 1000-500">
          <text:p/>
        </draw:connector>
        <draw:connector draw:style-name="gr42" draw:text-style-name="P1" draw:layer="layout" draw:type="line" svg:x1="16cm" svg:y1="17.5cm" svg:x2="17cm" svg:y2="17cm" draw:start-shape="id396" draw:start-glue-point="0" draw:end-shape="id392" draw:end-glue-point="2" svg:d="m16000 17500 1000-500">
          <text:p/>
        </draw:connector>
        <draw:connector draw:style-name="gr42" draw:text-style-name="P1" draw:layer="layout" draw:type="line" svg:x1="15.5cm" svg:y1="15.5cm" svg:x2="17cm" svg:y2="16cm" draw:start-shape="id394" draw:start-glue-point="2" draw:end-shape="id392" svg:d="m15500 15500 1500 500">
          <text:p/>
        </draw:connector>
        <draw:custom-shape draw:style-name="gr57" draw:text-style-name="P1" draw:layer="layout" svg:width="2.5cm" svg:height="1cm" svg:x="9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8.5cm" svg:y="19cm">
          <text:p text:style-name="P5"><text:span text:style-name="T5">一次旋转</text:span></text:p>
        </draw:rect>
        <draw:custom-shape draw:style-name="gr59" draw:text-style-name="P3" xml:id="id398" draw:id="id398" draw:layer="layout" svg:width="1cm" svg:height="1cm" svg:x="3.6cm" svg:y="20.7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7" draw:id="id397" draw:layer="layout" svg:width="1cm" svg:height="1cm" svg:x="2.6cm" svg:y="22.2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9" draw:id="id399" draw:layer="layout" svg:width="1cm" svg:height="1cm" svg:x="5.1cm" svg:y="22.2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0" draw:id="id400" draw:layer="layout" svg:width="1cm" svg:height="1cm" svg:x="1.6cm" svg:y="23.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1" draw:id="id401" draw:layer="layout" svg:width="1cm" svg:height="1cm" svg:x="3.6cm" svg:y="23.7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1cm" svg:y1="22.2cm" svg:x2="4.1cm" svg:y2="21.7cm" draw:start-shape="id397" draw:start-glue-point="0" draw:end-shape="id398" draw:end-glue-point="2" svg:d="m3100 22200 1000-500">
          <text:p/>
        </draw:connector>
        <draw:connector draw:style-name="gr42" draw:text-style-name="P1" draw:layer="layout" draw:type="line" svg:x1="5.6cm" svg:y1="22.2cm" svg:x2="4.1cm" svg:y2="21.7cm" draw:start-shape="id399" draw:start-glue-point="0" draw:end-shape="id398" draw:end-glue-point="2" svg:d="m5600 22200-1500-500">
          <text:p/>
        </draw:connector>
        <draw:connector draw:style-name="gr42" draw:text-style-name="P1" draw:layer="layout" draw:type="line" svg:x1="2.1cm" svg:y1="23.7cm" svg:x2="3.1cm" svg:y2="23.2cm" draw:start-shape="id400" draw:start-glue-point="0" draw:end-shape="id397" draw:end-glue-point="2" svg:d="m2100 23700 1000-500">
          <text:p/>
        </draw:connector>
        <draw:connector draw:style-name="gr42" draw:text-style-name="P1" draw:layer="layout" draw:type="line" svg:x1="4.1cm" svg:y1="23.7cm" svg:x2="3.1cm" svg:y2="23.2cm" draw:start-shape="id401" draw:start-glue-point="0" draw:end-shape="id397" draw:end-glue-point="2" svg:d="m4100 23700-1000-500">
          <text:p/>
        </draw:connector>
        <draw:custom-shape draw:style-name="gr56" draw:text-style-name="P3" xml:id="id402" draw:id="id402" draw:layer="layout" svg:width="1cm" svg:height="1cm" svg:x="2.5cm" svg:y="25.5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cm" svg:y1="25.5cm" svg:x2="4.1cm" svg:y2="24.7cm" draw:start-shape="id402" draw:start-glue-point="0" draw:end-shape="id401" svg:d="m3000 25500 1100-800">
          <text:p/>
        </draw:connector>
        <draw:custom-shape draw:style-name="gr59" draw:text-style-name="P3" xml:id="id404" draw:id="id404" draw:layer="layout" svg:width="1cm" svg:height="1cm" svg:x="10cm" svg:y="20.7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6" draw:id="id406" draw:layer="layout" svg:width="1cm" svg:height="1cm" svg:x="8cm" svg:y="23.5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3" draw:id="id403" draw:layer="layout" svg:width="1cm" svg:height="1cm" svg:x="11cm" svg:y="22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5" draw:id="id405" draw:layer="layout" svg:width="1cm" svg:height="1cm" svg:x="7cm" svg:y="2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xml:id="id408" draw:id="id408" draw:layer="layout" svg:width="1cm" svg:height="1cm" svg:x="9cm" svg:y="22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1.5cm" svg:y1="22cm" svg:x2="10.5cm" svg:y2="21.7cm" draw:start-shape="id403" draw:start-glue-point="0" draw:end-shape="id404" draw:end-glue-point="2" svg:d="m11500 22000-1000-300">
          <text:p/>
        </draw:connector>
        <draw:connector draw:style-name="gr42" draw:text-style-name="P1" draw:layer="layout" draw:type="line" svg:x1="7.5cm" svg:y1="25cm" svg:x2="8.5cm" svg:y2="24.5cm" draw:start-shape="id405" draw:start-glue-point="0" draw:end-shape="id406" draw:end-glue-point="2" svg:d="m7500 25000 1000-500">
          <text:p/>
        </draw:connector>
        <draw:custom-shape draw:style-name="gr56" draw:text-style-name="P3" xml:id="id407" draw:id="id407" draw:layer="layout" svg:width="1cm" svg:height="1cm" svg:x="9cm" svg:y="25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9.5cm" svg:y1="25cm" svg:x2="8.5cm" svg:y2="24.5cm" draw:start-shape="id407" draw:start-glue-point="0" draw:end-shape="id406" draw:end-glue-point="2" svg:d="m9500 25000-1000-500">
          <text:p/>
        </draw:connector>
        <draw:connector draw:style-name="gr42" draw:text-style-name="P1" draw:layer="layout" draw:type="line" svg:x1="10.5cm" svg:y1="21.7cm" svg:x2="9.5cm" svg:y2="22cm" draw:start-shape="id404" draw:start-glue-point="2" draw:end-shape="id408" draw:end-glue-point="0" svg:d="m10500 21700-1000 300">
          <text:p/>
        </draw:connector>
        <draw:connector draw:style-name="gr42" draw:text-style-name="P1" draw:layer="layout" draw:type="line" svg:x1="9.5cm" svg:y1="23cm" svg:x2="8.5cm" svg:y2="23.5cm" draw:start-shape="id408" draw:start-glue-point="2" draw:end-shape="id406" draw:end-glue-point="0" svg:d="m9500 23000-1000 500">
          <text:p/>
        </draw:connector>
        <draw:custom-shape draw:style-name="gr57" draw:text-style-name="P1" draw:layer="layout" svg:width="1cm" svg:height="1cm" svg:x="6.5cm" svg:y="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10" draw:id="id410" draw:layer="layout" svg:width="1cm" svg:height="1cm" svg:x="18cm" svg:y="22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2" draw:id="id412" draw:layer="layout" svg:width="1cm" svg:height="1cm" svg:x="15cm" svg:y="22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9" draw:id="id409" draw:layer="layout" svg:width="1cm" svg:height="1cm" svg:x="19cm" svg:y="23.5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1" draw:id="id411" draw:layer="layout" svg:width="1cm" svg:height="1cm" svg:x="14cm" svg:y="23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4" draw:id="id414" draw:layer="layout" svg:width="1cm" svg:height="1cm" svg:x="16.5cm" svg:y="20.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9.5cm" svg:y1="23.5cm" svg:x2="18.5cm" svg:y2="23cm" draw:start-shape="id409" draw:start-glue-point="0" draw:end-shape="id410" draw:end-glue-point="2" svg:d="m19500 23500-1000-500">
          <text:p/>
        </draw:connector>
        <draw:connector draw:style-name="gr42" draw:text-style-name="P1" draw:layer="layout" draw:type="line" svg:x1="14.5cm" svg:y1="23.5cm" svg:x2="15.5cm" svg:y2="23cm" draw:start-shape="id411" draw:start-glue-point="0" draw:end-shape="id412" draw:end-glue-point="2" svg:d="m14500 23500 1000-500">
          <text:p/>
        </draw:connector>
        <draw:custom-shape draw:style-name="gr45" draw:text-style-name="P3" xml:id="id413" draw:id="id413" draw:layer="layout" svg:width="1cm" svg:height="1cm" svg:x="16cm" svg:y="23.5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.5cm" svg:y1="23.5cm" svg:x2="15.5cm" svg:y2="23cm" draw:start-shape="id413" draw:start-glue-point="0" draw:end-shape="id412" draw:end-glue-point="2" svg:d="m16500 23500-1000-500">
          <text:p/>
        </draw:connector>
        <draw:connector draw:style-name="gr42" draw:text-style-name="P1" draw:layer="layout" draw:type="line" svg:x1="17cm" svg:y1="21.5cm" svg:x2="15.5cm" svg:y2="22cm" draw:start-shape="id414" draw:start-glue-point="2" draw:end-shape="id412" draw:end-glue-point="0" svg:d="m17000 21500-1500 500">
          <text:p/>
        </draw:connector>
        <draw:connector draw:style-name="gr42" draw:text-style-name="P1" draw:layer="layout" draw:type="line" svg:x1="17cm" svg:y1="21.5cm" svg:x2="18.5cm" svg:y2="22cm" draw:start-shape="id414" draw:start-glue-point="2" draw:end-shape="id410" svg:d="m17000 21500 1500 500">
          <text:p/>
        </draw:connector>
        <draw:custom-shape draw:style-name="gr57" draw:text-style-name="P1" draw:layer="layout" svg:width="1cm" svg:height="1cm" svg:x="12.5cm" svg:y="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26.5cm">
          <text:p text:style-name="P5"><text:span text:style-name="T5">两次旋转</text:span></text:p>
        </draw:rect>
      </draw:page>
      <draw:page draw:name="page19" draw:style-name="dp1" draw:master-page-name="默认">
        <draw:custom-shape draw:style-name="gr45" draw:text-style-name="P3" xml:id="id416" draw:id="id416" draw:layer="layout" svg:width="1cm" svg:height="1cm" svg:x="6.5cm" svg:y="1.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5" draw:id="id415" draw:layer="layout" svg:width="1cm" svg:height="1cm" svg:x="4cm" svg:y="3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7" draw:id="id417" draw:layer="layout" svg:width="1cm" svg:height="1cm" svg:x="2cm" svg:y="4.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4.5cm" svg:y1="3cm" svg:x2="7cm" svg:y2="2.5cm" draw:start-shape="id415" draw:start-glue-point="0" draw:end-shape="id416" draw:end-glue-point="2" svg:d="m4500 3000 2500-500">
          <text:p/>
        </draw:connector>
        <draw:connector draw:style-name="gr42" draw:text-style-name="P1" draw:layer="layout" draw:type="line" svg:x1="2.5cm" svg:y1="4.5cm" svg:x2="4.5cm" svg:y2="4cm" draw:start-shape="id417" draw:start-glue-point="0" draw:end-shape="id415" draw:end-glue-point="2" svg:d="m2500 4500 2000-500">
          <text:p/>
        </draw:connector>
        <draw:custom-shape draw:style-name="gr28" draw:text-style-name="P1" draw:layer="layout" svg:width="2.5cm" svg:height="2cm" draw:transform="rotate (-0.785398163398487) translate (5.232cm 1.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9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19" draw:id="id419" draw:layer="layout" svg:width="1cm" svg:height="1cm" svg:x="17cm" svg:y="4.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8" draw:id="id418" draw:layer="layout" svg:width="1cm" svg:height="1cm" svg:x="15cm" svg:y="3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0" draw:id="id420" draw:layer="layout" svg:width="1cm" svg:height="1cm" svg:x="13cm" svg:y="4.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5.5cm" svg:y1="4cm" svg:x2="17.5cm" svg:y2="4.5cm" draw:start-shape="id418" draw:start-glue-point="2" draw:end-shape="id419" draw:end-glue-point="0" svg:d="m15500 4000 2000 500">
          <text:p/>
        </draw:connector>
        <draw:connector draw:style-name="gr42" draw:text-style-name="P1" draw:layer="layout" draw:type="line" svg:x1="13.5cm" svg:y1="4.5cm" svg:x2="15.5cm" svg:y2="4cm" draw:start-shape="id420" draw:start-glue-point="0" draw:end-shape="id418" draw:end-glue-point="2" svg:d="m13500 4500 2000-500">
          <text:p/>
        </draw:connector>
        <draw:rect draw:style-name="gr43" draw:text-style-name="P11" draw:layer="layout" svg:width="3cm" svg:height="0.5cm" svg:x="8.5cm" svg:y="5.5cm">
          <text:p text:style-name="P5"><text:span text:style-name="T5">单旋转</text:span></text:p>
        </draw:rect>
        <draw:custom-shape draw:style-name="gr45" draw:text-style-name="P3" xml:id="id422" draw:id="id422" draw:layer="layout" svg:width="1cm" svg:height="1cm" svg:x="4.3cm" svg:y="6.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1" draw:id="id421" draw:layer="layout" svg:width="1cm" svg:height="1cm" svg:x="1.9cm" svg:y="9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3" draw:id="id423" draw:layer="layout" svg:width="1cm" svg:height="1cm" svg:x="4.3cm" svg:y="12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2.4cm" svg:y1="9cm" svg:x2="4.8cm" svg:y2="7.5cm" draw:start-shape="id421" draw:start-glue-point="0" draw:end-shape="id422" draw:end-glue-point="2" svg:d="m2400 9000 2400-1500">
          <text:p/>
        </draw:connector>
        <draw:connector draw:style-name="gr42" draw:text-style-name="P1" draw:layer="layout" draw:type="line" svg:x1="4.8cm" svg:y1="12cm" svg:x2="2.4cm" svg:y2="10cm" draw:start-shape="id423" draw:start-glue-point="0" draw:end-shape="id421" draw:end-glue-point="2" svg:d="m4800 12000-2400-2000">
          <text:p/>
        </draw:connector>
        <draw:custom-shape draw:style-name="gr28" draw:text-style-name="P1" draw:layer="layout" svg:width="2.5cm" svg:height="2cm" draw:transform="rotate (2.3561944901919) translate (3.586cm 12.5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5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25" draw:id="id425" draw:layer="layout" svg:width="1cm" svg:height="1cm" svg:x="10.6cm" svg:y="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6" draw:id="id426" draw:layer="layout" svg:width="1cm" svg:height="1cm" svg:x="7.6cm" svg:y="12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4" draw:id="id424" draw:layer="layout" svg:width="1cm" svg:height="1cm" svg:x="9.1cm" svg:y="9.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9.6cm" svg:y1="9.5cm" svg:x2="11.1cm" svg:y2="8cm" draw:start-shape="id424" draw:end-shape="id425" draw:end-glue-point="2" svg:d="m9600 9500 1500-1500">
          <text:p/>
        </draw:connector>
        <draw:connector draw:style-name="gr42" draw:text-style-name="P1" draw:layer="layout" draw:type="line" svg:x1="9.6cm" svg:y1="10.5cm" svg:x2="8.1cm" svg:y2="12cm" draw:start-shape="id424" draw:start-glue-point="2" draw:end-shape="id426" svg:d="m9600 10500-1500 1500">
          <text:p/>
        </draw:connector>
        <draw:custom-shape draw:style-name="gr28" draw:text-style-name="P1" draw:layer="layout" svg:width="2.5cm" svg:height="2cm" draw:transform="rotate (-0.785398163398487) translate (10.114cm 7.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12.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28" draw:id="id428" draw:layer="layout" svg:width="1cm" svg:height="1cm" svg:x="18.4cm" svg:y="10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7" draw:id="id427" draw:layer="layout" svg:width="1cm" svg:height="1cm" svg:x="16.4cm" svg:y="8.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9" draw:id="id429" draw:layer="layout" svg:width="1cm" svg:height="1cm" svg:x="14.4cm" svg:y="10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.9cm" svg:y1="9.5cm" svg:x2="18.9cm" svg:y2="10cm" draw:start-shape="id427" draw:start-glue-point="2" draw:end-shape="id428" draw:end-glue-point="0" svg:d="m16900 9500 2000 500">
          <text:p/>
        </draw:connector>
        <draw:connector draw:style-name="gr42" draw:text-style-name="P1" draw:layer="layout" draw:type="line" svg:x1="14.9cm" svg:y1="10cm" svg:x2="16.9cm" svg:y2="9.5cm" draw:start-shape="id429" draw:start-glue-point="0" draw:end-shape="id427" draw:end-glue-point="2" svg:d="m14900 10000 2000-500">
          <text:p/>
        </draw:connector>
        <draw:rect draw:style-name="gr43" draw:text-style-name="P11" draw:layer="layout" svg:width="3cm" svg:height="0.5cm" svg:x="8.5cm" svg:y="13.5cm">
          <text:p text:style-name="P5"><text:span text:style-name="T5">双旋转</text:span></text:p>
        </draw:rect>
        <draw:rect draw:style-name="gr33" draw:text-style-name="P7" xml:id="id432" draw:id="id432" draw:layer="layout" svg:width="1.5cm" svg:height="0.5cm" svg:x="9.5cm" svg:y="15.5cm">
          <text:p text:style-name="P1"><text:span text:style-name="T5">left</text:span></text:p>
        </draw:rect>
        <draw:rect draw:style-name="gr33" draw:text-style-name="P7" xml:id="id434" draw:id="id434" draw:layer="layout" svg:width="1.5cm" svg:height="0.5cm" svg:x="9.5cm" svg:y="16cm">
          <text:p text:style-name="P1"><text:span text:style-name="T5">right</text:span></text:p>
        </draw:rect>
        <draw:rect draw:style-name="gr33" draw:text-style-name="P7" draw:layer="layout" svg:width="1.5cm" svg:height="1cm" svg:x="9.5cm" svg:y="14.5cm">
          <text:p text:style-name="P1"><text:span text:style-name="T5">data</text:span></text:p>
        </draw:rect>
        <draw:rect draw:style-name="gr33" draw:text-style-name="P7" xml:id="id430" draw:id="id430" draw:layer="layout" svg:width="1.5cm" svg:height="0.5cm" svg:x="9.5cm" svg:y="16.5cm">
          <text:p text:style-name="P1"><text:span text:style-name="T5">parent</text:span></text:p>
        </draw:rect>
        <draw:rect draw:style-name="gr33" draw:text-style-name="P7" xml:id="id436" draw:id="id436" draw:layer="layout" svg:width="1.5cm" svg:height="0.5cm" svg:x="9.5cm" svg:y="19cm">
          <text:p text:style-name="P1"><text:span text:style-name="T5">left</text:span></text:p>
        </draw:rect>
        <draw:rect draw:style-name="gr33" draw:text-style-name="P7" xml:id="id438" draw:id="id438" draw:layer="layout" svg:width="1.5cm" svg:height="0.5cm" svg:x="9.5cm" svg:y="19.5cm">
          <text:p text:style-name="P1"><text:span text:style-name="T5">right</text:span></text:p>
        </draw:rect>
        <draw:rect draw:style-name="gr33" draw:text-style-name="P7" draw:layer="layout" svg:width="1.5cm" svg:height="1cm" svg:x="9.5cm" svg:y="20cm">
          <text:p text:style-name="P1"><text:span text:style-name="T5">data</text:span></text:p>
        </draw:rect>
        <draw:rect draw:style-name="gr33" draw:text-style-name="P7" xml:id="id431" draw:id="id431" draw:layer="layout" svg:width="1.5cm" svg:height="0.5cm" svg:x="9.5cm" svg:y="18.5cm">
          <text:p text:style-name="P1"><text:span text:style-name="T5">parent</text:span></text:p>
        </draw:rect>
        <draw:rect draw:style-name="gr33" draw:text-style-name="P7" xml:id="id439" draw:id="id439" draw:layer="layout" svg:width="1.5cm" svg:height="0.5cm" svg:x="7cm" svg:y="22cm">
          <text:p text:style-name="P1"><text:span text:style-name="T5">left</text:span></text:p>
        </draw:rect>
        <draw:rect draw:style-name="gr33" draw:text-style-name="P7" xml:id="id440" draw:id="id440" draw:layer="layout" svg:width="1.5cm" svg:height="0.5cm" svg:x="7cm" svg:y="22.5cm">
          <text:p text:style-name="P1"><text:span text:style-name="T5">right</text:span></text:p>
        </draw:rect>
        <draw:rect draw:style-name="gr33" draw:text-style-name="P7" draw:layer="layout" svg:width="1.5cm" svg:height="1cm" svg:x="7cm" svg:y="23cm">
          <text:p text:style-name="P1"><text:span text:style-name="T5">data</text:span></text:p>
        </draw:rect>
        <draw:rect draw:style-name="gr33" draw:text-style-name="P7" xml:id="id437" draw:id="id437" draw:layer="layout" svg:width="1.5cm" svg:height="0.5cm" svg:x="7cm" svg:y="21.5cm">
          <text:p text:style-name="P1"><text:span text:style-name="T5">parent</text:span></text:p>
        </draw:rect>
        <draw:rect draw:style-name="gr33" draw:text-style-name="P7" xml:id="id442" draw:id="id442" draw:layer="layout" svg:width="1.5cm" svg:height="0.5cm" svg:x="12cm" svg:y="22cm">
          <text:p text:style-name="P1"><text:span text:style-name="T5">left</text:span></text:p>
        </draw:rect>
        <draw:rect draw:style-name="gr33" draw:text-style-name="P7" xml:id="id444" draw:id="id444" draw:layer="layout" svg:width="1.5cm" svg:height="0.5cm" svg:x="12cm" svg:y="22.5cm">
          <text:p text:style-name="P1"><text:span text:style-name="T5">right</text:span></text:p>
        </draw:rect>
        <draw:rect draw:style-name="gr33" draw:text-style-name="P7" draw:layer="layout" svg:width="1.5cm" svg:height="1cm" svg:x="12cm" svg:y="23cm">
          <text:p text:style-name="P1"><text:span text:style-name="T5">data</text:span></text:p>
        </draw:rect>
        <draw:rect draw:style-name="gr33" draw:text-style-name="P7" xml:id="id435" draw:id="id435" draw:layer="layout" svg:width="1.5cm" svg:height="0.5cm" svg:x="12cm" svg:y="21.5cm">
          <text:p text:style-name="P1"><text:span text:style-name="T5">parent</text:span></text:p>
        </draw:rect>
        <draw:rect draw:style-name="gr33" draw:text-style-name="P7" xml:id="id446" draw:id="id446" draw:layer="layout" svg:width="1.5cm" svg:height="0.5cm" svg:x="5.5cm" svg:y="26cm">
          <text:p text:style-name="P1"><text:span text:style-name="T5">left</text:span></text:p>
        </draw:rect>
        <draw:rect draw:style-name="gr33" draw:text-style-name="P7" xml:id="id448" draw:id="id448" draw:layer="layout" svg:width="1.5cm" svg:height="0.5cm" svg:x="5.5cm" svg:y="26.5cm">
          <text:p text:style-name="P1"><text:span text:style-name="T5">right</text:span></text:p>
        </draw:rect>
        <draw:rect draw:style-name="gr33" draw:text-style-name="P7" draw:layer="layout" svg:width="1.5cm" svg:height="1cm" svg:x="5.5cm" svg:y="27cm">
          <text:p text:style-name="P1"><text:span text:style-name="T5">data</text:span></text:p>
        </draw:rect>
        <draw:rect draw:style-name="gr33" draw:text-style-name="P7" xml:id="id433" draw:id="id433" draw:layer="layout" svg:width="1.5cm" svg:height="0.5cm" svg:x="5.5cm" svg:y="25.5cm">
          <text:p text:style-name="P1"><text:span text:style-name="T5">parent</text:span></text:p>
        </draw:rect>
        <draw:rect draw:style-name="gr33" draw:text-style-name="P7" xml:id="id450" draw:id="id450" draw:layer="layout" svg:width="1.5cm" svg:height="0.5cm" svg:x="10.5cm" svg:y="26cm">
          <text:p text:style-name="P1"><text:span text:style-name="T5">left</text:span></text:p>
        </draw:rect>
        <draw:rect draw:style-name="gr33" draw:text-style-name="P7" xml:id="id452" draw:id="id452" draw:layer="layout" svg:width="1.5cm" svg:height="0.5cm" svg:x="10.5cm" svg:y="26.5cm">
          <text:p text:style-name="P1"><text:span text:style-name="T5">right</text:span></text:p>
        </draw:rect>
        <draw:rect draw:style-name="gr33" draw:text-style-name="P7" draw:layer="layout" svg:width="1.5cm" svg:height="1cm" svg:x="10.5cm" svg:y="27cm">
          <text:p text:style-name="P1"><text:span text:style-name="T5">data</text:span></text:p>
        </draw:rect>
        <draw:rect draw:style-name="gr33" draw:text-style-name="P7" xml:id="id443" draw:id="id443" draw:layer="layout" svg:width="1.5cm" svg:height="0.5cm" svg:x="10.5cm" svg:y="25.5cm">
          <text:p text:style-name="P1"><text:span text:style-name="T5">parent</text:span></text:p>
        </draw:rect>
        <draw:connector draw:style-name="gr4" draw:text-style-name="P1" draw:layer="layout" draw:type="curve" svg:x1="10.25cm" svg:y1="17cm" svg:x2="10.25cm" svg:y2="18.5cm" draw:start-shape="id430" draw:start-glue-point="2" draw:end-shape="id431" draw:end-glue-point="0" svg:d="m10250 17000v1500">
          <text:p/>
        </draw:connector>
        <draw:connector draw:style-name="gr4" draw:text-style-name="P1" draw:layer="layout" draw:type="curve" svg:x1="11cm" svg:y1="18.75cm" svg:x2="11cm" svg:y2="16.75cm" draw:start-shape="id431" draw:start-glue-point="1" draw:end-shape="id430" draw:end-glue-point="1" svg:d="m11000 18750c751 0 751-2000 0-2000">
          <text:p/>
        </draw:connector>
        <draw:connector draw:style-name="gr4" draw:text-style-name="P1" draw:layer="layout" draw:type="curve" svg:x1="9.5cm" svg:y1="15.75cm" svg:x2="5.5cm" svg:y2="25.75cm" draw:start-shape="id432" draw:start-glue-point="3" draw:end-shape="id433" draw:end-glue-point="3" svg:d="m9500 15750c-6751 0-4751 10000-4000 10000">
          <text:p/>
        </draw:connector>
        <draw:connector draw:style-name="gr4" draw:text-style-name="P1" draw:layer="layout" draw:type="curve" svg:x1="11cm" svg:y1="16.25cm" svg:x2="13.5cm" svg:y2="21.75cm" draw:start-shape="id434" draw:start-glue-point="1" draw:end-shape="id435" draw:end-glue-point="1" svg:d="m11000 16250c4501 0 3251 5500 2500 5500">
          <text:p/>
        </draw:connector>
        <draw:connector draw:style-name="gr4" draw:text-style-name="P1" draw:layer="layout" draw:type="curve" svg:x1="9.5cm" svg:y1="19.25cm" svg:x2="7cm" svg:y2="21.75cm" draw:start-shape="id436" draw:start-glue-point="3" draw:end-shape="id437" draw:end-glue-point="3" svg:d="m9500 19250c-4501 0-3251 2500-2500 2500">
          <text:p/>
        </draw:connector>
        <draw:connector draw:style-name="gr4" draw:text-style-name="P1" draw:layer="layout" draw:type="curve" svg:x1="11cm" svg:y1="19.75cm" svg:x2="12cm" svg:y2="21.75cm" draw:start-shape="id438" draw:start-glue-point="1" draw:end-shape="id435" draw:end-glue-point="3" svg:d="m11000 19750c751 0 501 1000 500 1000s-251 1000 500 1000">
          <text:p/>
        </draw:connector>
        <draw:connector draw:style-name="gr4" draw:text-style-name="P1" draw:layer="layout" draw:type="curve" svg:x1="7cm" svg:y1="22.25cm" svg:x2="5.5cm" svg:y2="25.75cm" draw:start-shape="id439" draw:start-glue-point="3" draw:end-shape="id433" draw:end-glue-point="3" svg:d="m7000 22250c-3001 0-2251 3500-1500 3500">
          <text:p/>
        </draw:connector>
        <draw:rect draw:style-name="gr43" draw:text-style-name="P7" xml:id="id441" draw:id="id441" draw:layer="layout" svg:width="1.5cm" svg:height="0.5cm" svg:x="8.5cm" svg:y="24cm">
          <text:p text:style-name="P1"><text:span text:style-name="T5">NULL</text:span></text:p>
        </draw:rect>
        <draw:rect draw:style-name="gr43" draw:text-style-name="P7" xml:id="id445" draw:id="id445" draw:layer="layout" svg:width="1.5cm" svg:height="0.5cm" svg:x="13.5cm" svg:y="24cm">
          <text:p text:style-name="P1"><text:span text:style-name="T5">NULL</text:span></text:p>
        </draw:rect>
        <draw:connector draw:style-name="gr4" draw:text-style-name="P1" draw:layer="layout" draw:type="curve" svg:x1="8.5cm" svg:y1="22.75cm" svg:x2="9.25cm" svg:y2="24cm" draw:start-shape="id440" draw:start-glue-point="1" draw:end-shape="id441" draw:end-glue-point="0" svg:d="m8500 22750c500 0 750 416 750 1250">
          <text:p/>
        </draw:connector>
        <draw:connector draw:style-name="gr4" draw:text-style-name="P1" draw:layer="layout" draw:type="curve" svg:x1="6.25cm" svg:y1="25.5cm" svg:x2="7cm" svg:y2="21.75cm" draw:start-shape="id433" draw:start-glue-point="0" draw:end-shape="id437" draw:end-glue-point="3" svg:d="m6250 25500c0-2500 250-3750 750-3750">
          <text:p/>
        </draw:connector>
        <draw:connector draw:style-name="gr4" draw:text-style-name="P1" draw:layer="layout" draw:type="curve" svg:x1="7.75cm" svg:y1="21.5cm" svg:x2="9.5cm" svg:y2="18.75cm" draw:start-shape="id437" draw:start-glue-point="0" draw:end-shape="id431" draw:end-glue-point="3" svg:d="m7750 21500c0-1834 583-2750 1750-2750">
          <text:p/>
        </draw:connector>
        <draw:connector draw:style-name="gr4" draw:text-style-name="P1" draw:layer="layout" draw:type="curve" svg:x1="12.75cm" svg:y1="21.5cm" svg:x2="11cm" svg:y2="18.75cm" draw:start-shape="id435" draw:start-glue-point="0" draw:end-shape="id431" draw:end-glue-point="1" svg:d="m12750 21500c0-1834-583-2750-1750-2750">
          <text:p/>
        </draw:connector>
        <draw:connector draw:style-name="gr4" draw:text-style-name="P1" draw:layer="layout" draw:type="curve" svg:x1="12cm" svg:y1="22.25cm" svg:x2="10.5cm" svg:y2="25.75cm" draw:start-shape="id442" draw:start-glue-point="3" draw:end-shape="id443" draw:end-glue-point="3" svg:d="m12000 22250c-3001 0-2251 3500-1500 3500">
          <text:p/>
        </draw:connector>
        <draw:connector draw:style-name="gr4" draw:text-style-name="P1" draw:layer="layout" draw:type="curve" svg:x1="11.25cm" svg:y1="25.5cm" svg:x2="12cm" svg:y2="21.75cm" draw:start-shape="id443" draw:start-glue-point="0" draw:end-shape="id435" draw:end-glue-point="3" svg:d="m11250 25500c0-2500 250-3750 750-3750">
          <text:p/>
        </draw:connector>
        <draw:connector draw:style-name="gr4" draw:text-style-name="P1" draw:layer="layout" draw:type="curve" svg:x1="13.5cm" svg:y1="22.75cm" svg:x2="14.25cm" svg:y2="24cm" draw:start-shape="id444" draw:start-glue-point="1" draw:end-shape="id445" draw:end-glue-point="0" svg:d="m13500 22750c500 0 750 416 750 1250">
          <text:p/>
        </draw:connector>
        <draw:rect draw:style-name="gr43" draw:text-style-name="P7" xml:id="id447" draw:id="id447" draw:layer="layout" svg:width="1.5cm" svg:height="0.5cm" svg:x="4cm" svg:y="28cm">
          <text:p text:style-name="P1"><text:span text:style-name="T5">NULL</text:span></text:p>
        </draw:rect>
        <draw:rect draw:style-name="gr43" draw:text-style-name="P7" xml:id="id449" draw:id="id449" draw:layer="layout" svg:width="1.5cm" svg:height="0.5cm" svg:x="7cm" svg:y="28cm">
          <text:p text:style-name="P1"><text:span text:style-name="T5">NULL</text:span></text:p>
        </draw:rect>
        <draw:rect draw:style-name="gr43" draw:text-style-name="P7" xml:id="id451" draw:id="id451" draw:layer="layout" svg:width="1.5cm" svg:height="0.5cm" svg:x="9cm" svg:y="28cm">
          <text:p text:style-name="P1"><text:span text:style-name="T5">NULL</text:span></text:p>
        </draw:rect>
        <draw:rect draw:style-name="gr43" draw:text-style-name="P7" xml:id="id453" draw:id="id453" draw:layer="layout" svg:width="1.5cm" svg:height="0.5cm" svg:x="12cm" svg:y="28cm">
          <text:p text:style-name="P1"><text:span text:style-name="T5">NULL</text:span></text:p>
        </draw:rect>
        <draw:connector draw:style-name="gr4" draw:text-style-name="P1" draw:layer="layout" draw:type="curve" svg:x1="5.5cm" svg:y1="26.25cm" svg:x2="4.75cm" svg:y2="28cm" draw:start-shape="id446" draw:start-glue-point="3" draw:end-shape="id447" draw:end-glue-point="0" svg:d="m5500 26250c-500 0-750 583-750 1750">
          <text:p/>
        </draw:connector>
        <draw:connector draw:style-name="gr4" draw:text-style-name="P1" draw:layer="layout" draw:type="curve" svg:x1="7cm" svg:y1="26.75cm" svg:x2="7.75cm" svg:y2="28cm" draw:start-shape="id448" draw:start-glue-point="1" draw:end-shape="id449" draw:end-glue-point="0" svg:d="m7000 26750c500 0 750 416 750 1250">
          <text:p/>
        </draw:connector>
        <draw:connector draw:style-name="gr4" draw:text-style-name="P1" draw:layer="layout" draw:type="curve" svg:x1="10.5cm" svg:y1="26.25cm" svg:x2="9.75cm" svg:y2="28cm" draw:start-shape="id450" draw:start-glue-point="3" draw:end-shape="id451" draw:end-glue-point="0" svg:d="m10500 26250c-500 0-750 583-750 1750">
          <text:p/>
        </draw:connector>
        <draw:connector draw:style-name="gr4" draw:text-style-name="P1" draw:layer="layout" draw:type="curve" svg:x1="12cm" svg:y1="26.75cm" svg:x2="12.75cm" svg:y2="28cm" draw:start-shape="id452" draw:start-glue-point="1" draw:end-shape="id453" draw:end-glue-point="0" svg:d="m12000 26750c500 0 750 416 750 1250">
          <text:p/>
        </draw:connector>
      </draw:page>
      <draw:page draw:name="page20" draw:style-name="dp1" draw:master-page-name="默认">
        <draw:rect draw:style-name="gr33" draw:text-style-name="P7" xml:id="id456" draw:id="id456" draw:layer="layout" svg:width="1.5cm" svg:height="0.5cm" svg:x="10.1cm" svg:y="3.2cm">
          <text:p text:style-name="P1"><text:span text:style-name="T5">left</text:span></text:p>
        </draw:rect>
        <draw:rect draw:style-name="gr33" draw:text-style-name="P7" xml:id="id458" draw:id="id458" draw:layer="layout" svg:width="1.5cm" svg:height="0.5cm" svg:x="10.1cm" svg:y="3.7cm">
          <text:p text:style-name="P1"><text:span text:style-name="T5">right</text:span></text:p>
        </draw:rect>
        <draw:rect draw:style-name="gr33" draw:text-style-name="P7" xml:id="id478" draw:id="id478" draw:layer="layout" svg:width="1.5cm" svg:height="1cm" svg:x="10.1cm" svg:y="2.2cm">
          <text:p text:style-name="P1"><text:span text:style-name="T5">data</text:span></text:p>
        </draw:rect>
        <draw:rect draw:style-name="gr33" draw:text-style-name="P7" xml:id="id454" draw:id="id454" draw:layer="layout" svg:width="1.5cm" svg:height="0.5cm" svg:x="10.1cm" svg:y="4.2cm">
          <text:p text:style-name="P1"><text:span text:style-name="T5">parent</text:span></text:p>
        </draw:rect>
        <draw:rect draw:style-name="gr33" draw:text-style-name="P7" xml:id="id460" draw:id="id460" draw:layer="layout" svg:width="1.5cm" svg:height="0.5cm" svg:x="10.1cm" svg:y="6.7cm">
          <text:p text:style-name="P1"><text:span text:style-name="T5">left</text:span></text:p>
        </draw:rect>
        <draw:rect draw:style-name="gr33" draw:text-style-name="P7" xml:id="id462" draw:id="id462" draw:layer="layout" svg:width="1.5cm" svg:height="0.5cm" svg:x="10.1cm" svg:y="7.2cm">
          <text:p text:style-name="P1"><text:span text:style-name="T5">right</text:span></text:p>
        </draw:rect>
        <draw:rect draw:style-name="gr33" draw:text-style-name="P7" draw:layer="layout" svg:width="1.5cm" svg:height="1cm" svg:x="10.1cm" svg:y="7.7cm">
          <text:p text:style-name="P1"><text:span text:style-name="T5">17</text:span></text:p>
        </draw:rect>
        <draw:rect draw:style-name="gr33" draw:text-style-name="P7" xml:id="id455" draw:id="id455" draw:layer="layout" svg:width="1.5cm" svg:height="0.5cm" svg:x="10.1cm" svg:y="6.2cm">
          <text:p text:style-name="P1"><text:span text:style-name="T5">parent</text:span></text:p>
        </draw:rect>
        <draw:rect draw:style-name="gr33" draw:text-style-name="P7" xml:id="id463" draw:id="id463" draw:layer="layout" svg:width="1.5cm" svg:height="0.5cm" svg:x="7.6cm" svg:y="9.7cm">
          <text:p text:style-name="P1"><text:span text:style-name="T5">left</text:span></text:p>
        </draw:rect>
        <draw:rect draw:style-name="gr33" draw:text-style-name="P7" xml:id="id464" draw:id="id464" draw:layer="layout" svg:width="1.5cm" svg:height="0.5cm" svg:x="7.6cm" svg:y="10.2cm">
          <text:p text:style-name="P1"><text:span text:style-name="T5">right</text:span></text:p>
        </draw:rect>
        <draw:rect draw:style-name="gr33" draw:text-style-name="P7" draw:layer="layout" svg:width="1.5cm" svg:height="1cm" svg:x="7.6cm" svg:y="10.7cm">
          <text:p text:style-name="P1"><text:span text:style-name="T5">10</text:span></text:p>
        </draw:rect>
        <draw:rect draw:style-name="gr33" draw:text-style-name="P7" xml:id="id461" draw:id="id461" draw:layer="layout" svg:width="1.5cm" svg:height="0.5cm" svg:x="7.6cm" svg:y="9.2cm">
          <text:p text:style-name="P1"><text:span text:style-name="T5">parent</text:span></text:p>
        </draw:rect>
        <draw:rect draw:style-name="gr33" draw:text-style-name="P7" xml:id="id466" draw:id="id466" draw:layer="layout" svg:width="1.5cm" svg:height="0.5cm" svg:x="12.6cm" svg:y="9.7cm">
          <text:p text:style-name="P1"><text:span text:style-name="T5">left</text:span></text:p>
        </draw:rect>
        <draw:rect draw:style-name="gr33" draw:text-style-name="P7" xml:id="id468" draw:id="id468" draw:layer="layout" svg:width="1.5cm" svg:height="0.5cm" svg:x="12.6cm" svg:y="10.2cm">
          <text:p text:style-name="P1"><text:span text:style-name="T5">right</text:span></text:p>
        </draw:rect>
        <draw:rect draw:style-name="gr33" draw:text-style-name="P7" draw:layer="layout" svg:width="1.5cm" svg:height="1cm" svg:x="12.6cm" svg:y="10.7cm">
          <text:p text:style-name="P1"><text:span text:style-name="T5">20</text:span></text:p>
        </draw:rect>
        <draw:rect draw:style-name="gr33" draw:text-style-name="P7" xml:id="id459" draw:id="id459" draw:layer="layout" svg:width="1.5cm" svg:height="0.5cm" svg:x="12.6cm" svg:y="9.2cm">
          <text:p text:style-name="P1"><text:span text:style-name="T5">parent</text:span></text:p>
        </draw:rect>
        <draw:rect draw:style-name="gr33" draw:text-style-name="P7" xml:id="id470" draw:id="id470" draw:layer="layout" svg:width="1.5cm" svg:height="0.5cm" svg:x="6.1cm" svg:y="13.7cm">
          <text:p text:style-name="P1"><text:span text:style-name="T5">left</text:span></text:p>
        </draw:rect>
        <draw:rect draw:style-name="gr33" draw:text-style-name="P7" xml:id="id472" draw:id="id472" draw:layer="layout" svg:width="1.5cm" svg:height="0.5cm" svg:x="6.1cm" svg:y="14.2cm">
          <text:p text:style-name="P1"><text:span text:style-name="T5">right</text:span></text:p>
        </draw:rect>
        <draw:rect draw:style-name="gr33" draw:text-style-name="P7" draw:layer="layout" svg:width="1.5cm" svg:height="1cm" svg:x="6.1cm" svg:y="14.7cm">
          <text:p text:style-name="P1"><text:span text:style-name="T5">5</text:span></text:p>
        </draw:rect>
        <draw:rect draw:style-name="gr33" draw:text-style-name="P7" xml:id="id457" draw:id="id457" draw:layer="layout" svg:width="1.5cm" svg:height="0.5cm" svg:x="6.1cm" svg:y="13.2cm">
          <text:p text:style-name="P1"><text:span text:style-name="T5">parent</text:span></text:p>
        </draw:rect>
        <draw:rect draw:style-name="gr33" draw:text-style-name="P7" xml:id="id474" draw:id="id474" draw:layer="layout" svg:width="1.5cm" svg:height="0.5cm" svg:x="11.1cm" svg:y="13.7cm">
          <text:p text:style-name="P1"><text:span text:style-name="T5">left</text:span></text:p>
        </draw:rect>
        <draw:rect draw:style-name="gr33" draw:text-style-name="P7" xml:id="id476" draw:id="id476" draw:layer="layout" svg:width="1.5cm" svg:height="0.5cm" svg:x="11.1cm" svg:y="14.2cm">
          <text:p text:style-name="P1"><text:span text:style-name="T5">right</text:span></text:p>
        </draw:rect>
        <draw:rect draw:style-name="gr33" draw:text-style-name="P7" draw:layer="layout" svg:width="1.5cm" svg:height="1cm" svg:x="11.1cm" svg:y="14.7cm">
          <text:p text:style-name="P1"><text:span text:style-name="T5">18</text:span></text:p>
        </draw:rect>
        <draw:rect draw:style-name="gr33" draw:text-style-name="P7" xml:id="id467" draw:id="id467" draw:layer="layout" svg:width="1.5cm" svg:height="0.5cm" svg:x="11.1cm" svg:y="13.2cm">
          <text:p text:style-name="P1"><text:span text:style-name="T5">parent</text:span></text:p>
        </draw:rect>
        <draw:connector draw:style-name="gr4" draw:text-style-name="P1" draw:layer="layout" draw:type="curve" svg:x1="10.85cm" svg:y1="4.7cm" svg:x2="10.85cm" svg:y2="6.2cm" draw:start-shape="id454" draw:start-glue-point="2" draw:end-shape="id455" draw:end-glue-point="0" svg:d="m10850 4700v1500">
          <text:p/>
        </draw:connector>
        <draw:connector draw:style-name="gr4" draw:text-style-name="P1" draw:layer="layout" draw:type="curve" svg:x1="11.6cm" svg:y1="6.45cm" svg:x2="11.6cm" svg:y2="4.45cm" draw:start-shape="id455" draw:start-glue-point="1" draw:end-shape="id454" draw:end-glue-point="1" svg:d="m11600 6450c751 0 751-2000 0-2000">
          <text:p/>
        </draw:connector>
        <draw:connector draw:style-name="gr4" draw:text-style-name="P1" draw:layer="layout" draw:type="curve" svg:x1="10.1cm" svg:y1="3.45cm" svg:x2="6.1cm" svg:y2="13.45cm" draw:start-shape="id456" draw:start-glue-point="3" draw:end-shape="id457" draw:end-glue-point="3" svg:d="m10100 3450c-6751 0-4751 10000-4000 10000">
          <text:p/>
        </draw:connector>
        <draw:connector draw:style-name="gr4" draw:text-style-name="P1" draw:layer="layout" draw:type="curve" svg:x1="11.6cm" svg:y1="3.95cm" svg:x2="14.1cm" svg:y2="9.45cm" draw:start-shape="id458" draw:start-glue-point="1" draw:end-shape="id459" draw:end-glue-point="1" svg:d="m11600 3950c4501 0 3251 5500 2500 5500">
          <text:p/>
        </draw:connector>
        <draw:connector draw:style-name="gr4" draw:text-style-name="P1" draw:layer="layout" draw:type="curve" svg:x1="10.1cm" svg:y1="6.95cm" svg:x2="7.6cm" svg:y2="9.45cm" draw:start-shape="id460" draw:start-glue-point="3" draw:end-shape="id461" draw:end-glue-point="3" svg:d="m10100 6950c-4501 0-3251 2500-2500 2500">
          <text:p/>
        </draw:connector>
        <draw:connector draw:style-name="gr4" draw:text-style-name="P1" draw:layer="layout" draw:type="curve" svg:x1="11.6cm" svg:y1="7.45cm" svg:x2="12.6cm" svg:y2="9.45cm" draw:start-shape="id462" draw:start-glue-point="1" draw:end-shape="id459" draw:end-glue-point="3" svg:d="m11600 7450c751 0 501 1000 500 1000s-251 1000 500 1000">
          <text:p/>
        </draw:connector>
        <draw:connector draw:style-name="gr4" draw:text-style-name="P1" draw:layer="layout" draw:type="curve" svg:x1="7.6cm" svg:y1="9.95cm" svg:x2="6.1cm" svg:y2="13.45cm" draw:start-shape="id463" draw:start-glue-point="3" draw:end-shape="id457" draw:end-glue-point="3" svg:d="m7600 9950c-3001 0-2251 3500-1500 3500">
          <text:p/>
        </draw:connector>
        <draw:rect draw:style-name="gr43" draw:text-style-name="P7" xml:id="id465" draw:id="id465" draw:layer="layout" svg:width="1.5cm" svg:height="0.5cm" svg:x="9.1cm" svg:y="11.7cm">
          <text:p text:style-name="P1"><text:span text:style-name="T5">NULL</text:span></text:p>
        </draw:rect>
        <draw:rect draw:style-name="gr43" draw:text-style-name="P7" xml:id="id469" draw:id="id469" draw:layer="layout" svg:width="1.5cm" svg:height="0.5cm" svg:x="14.1cm" svg:y="11.7cm">
          <text:p text:style-name="P1"><text:span text:style-name="T5">NULL</text:span></text:p>
        </draw:rect>
        <draw:connector draw:style-name="gr4" draw:text-style-name="P1" draw:layer="layout" draw:type="curve" svg:x1="9.1cm" svg:y1="10.45cm" svg:x2="9.85cm" svg:y2="11.7cm" draw:start-shape="id464" draw:start-glue-point="1" draw:end-shape="id465" draw:end-glue-point="0" svg:d="m9100 10450c500 0 750 416 750 1250">
          <text:p/>
        </draw:connector>
        <draw:connector draw:style-name="gr4" draw:text-style-name="P1" draw:layer="layout" draw:type="curve" svg:x1="6.85cm" svg:y1="13.2cm" svg:x2="7.6cm" svg:y2="9.45cm" draw:start-shape="id457" draw:start-glue-point="0" draw:end-shape="id461" draw:end-glue-point="3" svg:d="m6850 13200c0-2500 250-3750 750-3750">
          <text:p/>
        </draw:connector>
        <draw:connector draw:style-name="gr4" draw:text-style-name="P1" draw:layer="layout" draw:type="curve" svg:x1="8.35cm" svg:y1="9.2cm" svg:x2="10.1cm" svg:y2="6.45cm" draw:start-shape="id461" draw:start-glue-point="0" draw:end-shape="id455" draw:end-glue-point="3" svg:d="m8350 9200c0-1834 583-2750 1750-2750">
          <text:p/>
        </draw:connector>
        <draw:connector draw:style-name="gr4" draw:text-style-name="P1" draw:layer="layout" draw:type="curve" svg:x1="13.35cm" svg:y1="9.2cm" svg:x2="11.6cm" svg:y2="6.45cm" draw:start-shape="id459" draw:start-glue-point="0" draw:end-shape="id455" draw:end-glue-point="1" svg:d="m13350 9200c0-1834-583-2750-1750-2750">
          <text:p/>
        </draw:connector>
        <draw:connector draw:style-name="gr4" draw:text-style-name="P1" draw:layer="layout" draw:type="curve" svg:x1="12.6cm" svg:y1="9.95cm" svg:x2="11.1cm" svg:y2="13.45cm" draw:start-shape="id466" draw:start-glue-point="3" draw:end-shape="id467" draw:end-glue-point="3" svg:d="m12600 9950c-3001 0-2251 3500-1500 3500">
          <text:p/>
        </draw:connector>
        <draw:connector draw:style-name="gr4" draw:text-style-name="P1" draw:layer="layout" draw:type="curve" svg:x1="11.85cm" svg:y1="13.2cm" svg:x2="12.6cm" svg:y2="9.45cm" draw:start-shape="id467" draw:start-glue-point="0" draw:end-shape="id459" draw:end-glue-point="3" svg:d="m11850 13200c0-2500 250-3750 750-3750">
          <text:p/>
        </draw:connector>
        <draw:connector draw:style-name="gr4" draw:text-style-name="P1" draw:layer="layout" draw:type="curve" svg:x1="14.1cm" svg:y1="10.45cm" svg:x2="14.85cm" svg:y2="11.7cm" draw:start-shape="id468" draw:start-glue-point="1" draw:end-shape="id469" draw:end-glue-point="0" svg:d="m14100 10450c500 0 750 416 750 1250">
          <text:p/>
        </draw:connector>
        <draw:rect draw:style-name="gr43" draw:text-style-name="P7" xml:id="id471" draw:id="id471" draw:layer="layout" svg:width="1.5cm" svg:height="0.5cm" svg:x="4.6cm" svg:y="15.7cm">
          <text:p text:style-name="P1"><text:span text:style-name="T5">NULL</text:span></text:p>
        </draw:rect>
        <draw:rect draw:style-name="gr43" draw:text-style-name="P7" xml:id="id473" draw:id="id473" draw:layer="layout" svg:width="1.5cm" svg:height="0.5cm" svg:x="7.6cm" svg:y="15.7cm">
          <text:p text:style-name="P1"><text:span text:style-name="T5">NULL</text:span></text:p>
        </draw:rect>
        <draw:rect draw:style-name="gr43" draw:text-style-name="P7" xml:id="id475" draw:id="id475" draw:layer="layout" svg:width="1.5cm" svg:height="0.5cm" svg:x="9.6cm" svg:y="15.7cm">
          <text:p text:style-name="P1"><text:span text:style-name="T5">NULL</text:span></text:p>
        </draw:rect>
        <draw:rect draw:style-name="gr43" draw:text-style-name="P7" xml:id="id477" draw:id="id477" draw:layer="layout" svg:width="1.5cm" svg:height="0.5cm" svg:x="12.6cm" svg:y="15.7cm">
          <text:p text:style-name="P1"><text:span text:style-name="T5">NULL</text:span></text:p>
        </draw:rect>
        <draw:connector draw:style-name="gr4" draw:text-style-name="P1" draw:layer="layout" draw:type="curve" svg:x1="6.1cm" svg:y1="13.95cm" svg:x2="5.35cm" svg:y2="15.7cm" draw:start-shape="id470" draw:start-glue-point="3" draw:end-shape="id471" draw:end-glue-point="0" svg:d="m6100 13950c-500 0-750 583-750 1750">
          <text:p/>
        </draw:connector>
        <draw:connector draw:style-name="gr4" draw:text-style-name="P1" draw:layer="layout" draw:type="curve" svg:x1="7.6cm" svg:y1="14.45cm" svg:x2="8.35cm" svg:y2="15.7cm" draw:start-shape="id472" draw:start-glue-point="1" draw:end-shape="id473" draw:end-glue-point="0" svg:d="m7600 14450c500 0 750 416 750 1250">
          <text:p/>
        </draw:connector>
        <draw:connector draw:style-name="gr4" draw:text-style-name="P1" draw:layer="layout" draw:type="curve" svg:x1="11.1cm" svg:y1="13.95cm" svg:x2="10.35cm" svg:y2="15.7cm" draw:start-shape="id474" draw:start-glue-point="3" draw:end-shape="id475" draw:end-glue-point="0" svg:d="m11100 13950c-500 0-750 583-750 1750">
          <text:p/>
        </draw:connector>
        <draw:connector draw:style-name="gr4" draw:text-style-name="P1" draw:layer="layout" draw:type="curve" svg:x1="12.6cm" svg:y1="14.45cm" svg:x2="13.35cm" svg:y2="15.7cm" draw:start-shape="id476" draw:start-glue-point="1" draw:end-shape="id477" draw:end-glue-point="0" svg:d="m12600 14450c500 0 750 416 750 1250">
          <text:p/>
        </draw:connector>
        <draw:connector draw:style-name="gr36" draw:text-style-name="P1" draw:layer="layout" draw:type="curve" svg:x1="6.701cm" svg:y1="1.591cm" svg:x2="10.85cm" svg:y2="2.2cm" draw:end-shape="id478" draw:end-glue-point="0" svg:d="m6701 1591c0 81 4149-223 4149 609">
          <text:p text:style-name="P1">end <text:s text:c="29"/></text:p>
        </draw:connector>
        <draw:connector draw:style-name="gr36" draw:text-style-name="P1" draw:layer="layout" draw:type="curve" svg:x1="2.6cm" svg:y1="12.591cm" svg:x2="6.85cm" svg:y2="13.2cm" draw:end-shape="id457" draw:end-glue-point="0" svg:d="m2600 12591c0 81 4250-223 4250 609">
          <text:p text:style-name="P1">begin <text:s text:c="29"/></text:p>
        </draw:connector>
        <draw:connector draw:style-name="gr36" draw:text-style-name="P1" draw:layer="layout" draw:type="curve" svg:x1="18.977cm" svg:y1="5.428cm" svg:x2="10.85cm" svg:y2="6.2cm" draw:end-shape="id455" draw:end-glue-point="0" svg:d="m18977 5428c0 204-8127-182-8127 772">
          <text:p text:style-name="P1"><text:s text:c="14"/>iter1</text:p>
        </draw:connector>
        <draw:connector draw:style-name="gr36" draw:text-style-name="P1" draw:layer="layout" draw:type="curve" svg:x1="19cm" svg:y1="12.499cm" svg:x2="11.85cm" svg:y2="13.2cm" draw:end-shape="id467" draw:end-glue-point="0" svg:d="m19000 12499c0 150-7150-200-7150 701">
          <text:p text:style-name="P1"><text:s text:c="14"/>iter2</text:p>
        </draw:connector>
        <draw:line draw:style-name="gr4" draw:text-style-name="P1" draw:layer="layout" svg:x1="17.5cm" svg:y1="5.5cm" svg:x2="17.5cm" svg:y2="12.5cm">
          <text:p/>
        </draw:line>
        <draw:line draw:style-name="gr4" draw:text-style-name="P1" draw:layer="layout" svg:x1="18.5cm" svg:y1="12.5cm" svg:x2="18.5cm" svg:y2="5.5cm">
          <text:p/>
        </draw:line>
        <draw:rect draw:style-name="gr43" draw:text-style-name="P7" draw:layer="layout" svg:width="1.5cm" svg:height="0.5cm" svg:x="16cm" svg:y="8.5cm">
          <text:p text:style-name="P1"><text:span text:style-name="T5">next</text:span></text:p>
        </draw:rect>
        <draw:rect draw:style-name="gr43" draw:text-style-name="P7" draw:layer="layout" svg:width="1.5cm" svg:height="0.5cm" svg:x="18.5cm" svg:y="8.5cm">
          <text:p text:style-name="P1"><text:span text:style-name="T5">prev</text:span></text:p>
        </draw:rect>
        <draw:custom-shape draw:style-name="gr60" draw:text-style-name="P12" xml:id="id479" draw:id="id479" draw:layer="layout" svg:width="1cm" svg:height="1cm" svg:x="5.5cm" svg:y="17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0" draw:id="id480" draw:layer="layout" svg:width="1cm" svg:height="1cm" svg:x="4cm" svg:y="19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1" draw:id="id481" draw:layer="layout" svg:width="1cm" svg:height="1cm" svg:x="7cm" svg:y="19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2" draw:id="id482" draw:layer="layout" svg:width="1cm" svg:height="1cm" svg:x="2.5cm" svg:y="21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cm" svg:y1="18cm" svg:x2="4.5cm" svg:y2="19cm" draw:start-shape="id479" draw:start-glue-point="2" draw:end-shape="id480" draw:end-glue-point="0" svg:d="m6000 18000-1500 1000">
          <text:p/>
        </draw:connector>
        <draw:connector draw:style-name="gr42" draw:text-style-name="P1" draw:layer="layout" draw:type="line" svg:x1="6cm" svg:y1="18cm" svg:x2="7.5cm" svg:y2="19cm" draw:start-shape="id479" draw:start-glue-point="2" draw:end-shape="id481" draw:end-glue-point="0" svg:d="m6000 18000 1500 1000">
          <text:p/>
        </draw:connector>
        <draw:connector draw:style-name="gr42" draw:text-style-name="P1" draw:layer="layout" draw:type="line" svg:x1="4.5cm" svg:y1="20cm" svg:x2="3cm" svg:y2="21cm" draw:start-shape="id480" draw:start-glue-point="2" draw:end-shape="id482" draw:end-glue-point="0" svg:d="m4500 20000-1500 1000">
          <text:p/>
        </draw:connector>
        <draw:custom-shape draw:style-name="gr58" draw:text-style-name="P12" xml:id="id483" draw:id="id483" draw:layer="layout" svg:width="1cm" svg:height="1cm" svg:x="14.5cm" svg:y="17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484" draw:id="id484" draw:layer="layout" svg:width="1cm" svg:height="1cm" svg:x="13cm" svg:y="19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485" draw:id="id485" draw:layer="layout" svg:width="1cm" svg:height="1cm" svg:x="16cm" svg:y="19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6" draw:id="id486" draw:layer="layout" svg:width="1cm" svg:height="1cm" svg:x="11.5cm" svg:y="21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5cm" svg:y1="18cm" svg:x2="13.5cm" svg:y2="19cm" draw:start-shape="id483" draw:start-glue-point="2" draw:end-shape="id484" draw:end-glue-point="0" svg:d="m15000 18000-1500 1000">
          <text:p/>
        </draw:connector>
        <draw:connector draw:style-name="gr42" draw:text-style-name="P1" draw:layer="layout" draw:type="line" svg:x1="15cm" svg:y1="18cm" svg:x2="16.5cm" svg:y2="19cm" draw:start-shape="id483" draw:start-glue-point="2" draw:end-shape="id485" draw:end-glue-point="0" svg:d="m15000 18000 1500 1000">
          <text:p/>
        </draw:connector>
        <draw:connector draw:style-name="gr42" draw:text-style-name="P1" draw:layer="layout" draw:type="line" svg:x1="13.5cm" svg:y1="20cm" svg:x2="12cm" svg:y2="21cm" draw:start-shape="id484" draw:start-glue-point="2" draw:end-shape="id486" draw:end-glue-point="0" svg:d="m13500 20000-1500 1000">
          <text:p/>
        </draw:connector>
        <draw:custom-shape draw:style-name="gr61" draw:text-style-name="P1" draw:layer="layout" svg:width="3.5cm" svg:height="1cm" svg:x="8.5cm" svg:y="1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0" draw:text-style-name="P12" xml:id="id487" draw:id="id487" draw:layer="layout" svg:width="1cm" svg:height="1cm" svg:x="5.5cm" svg:y="22.7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8" draw:id="id488" draw:layer="layout" svg:width="1cm" svg:height="1cm" svg:x="4cm" svg:y="24.7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89" draw:id="id489" draw:layer="layout" svg:width="1cm" svg:height="1cm" svg:x="7cm" svg:y="24.7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90" draw:id="id490" draw:layer="layout" svg:width="1cm" svg:height="1cm" svg:x="5.5cm" svg:y="26.7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cm" svg:y1="23.7cm" svg:x2="4.5cm" svg:y2="24.7cm" draw:start-shape="id487" draw:start-glue-point="2" draw:end-shape="id488" draw:end-glue-point="0" svg:d="m6000 23700-1500 1000">
          <text:p/>
        </draw:connector>
        <draw:connector draw:style-name="gr42" draw:text-style-name="P1" draw:layer="layout" draw:type="line" svg:x1="6cm" svg:y1="23.7cm" svg:x2="7.5cm" svg:y2="24.7cm" draw:start-shape="id487" draw:start-glue-point="2" draw:end-shape="id489" draw:end-glue-point="0" svg:d="m6000 23700 1500 1000">
          <text:p/>
        </draw:connector>
        <draw:connector draw:style-name="gr42" draw:text-style-name="P1" draw:layer="layout" draw:type="line" svg:x1="4.5cm" svg:y1="25.7cm" svg:x2="6cm" svg:y2="26.7cm" draw:start-shape="id488" draw:start-glue-point="2" draw:end-shape="id490" draw:end-glue-point="0" svg:d="m4500 25700 1500 1000">
          <text:p/>
        </draw:connector>
        <draw:custom-shape draw:style-name="gr58" draw:text-style-name="P12" xml:id="id491" draw:id="id491" draw:layer="layout" svg:width="1cm" svg:height="1cm" svg:x="14.5cm" svg:y="22.7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492" draw:id="id492" draw:layer="layout" svg:width="1cm" svg:height="1cm" svg:x="13cm" svg:y="24.7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493" draw:id="id493" draw:layer="layout" svg:width="1cm" svg:height="1cm" svg:x="16cm" svg:y="24.7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94" draw:id="id494" draw:layer="layout" svg:width="1cm" svg:height="1cm" svg:x="14.5cm" svg:y="26.7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5cm" svg:y1="23.7cm" svg:x2="13.5cm" svg:y2="24.7cm" draw:start-shape="id491" draw:start-glue-point="2" draw:end-shape="id492" draw:end-glue-point="0" svg:d="m15000 23700-1500 1000">
          <text:p/>
        </draw:connector>
        <draw:connector draw:style-name="gr42" draw:text-style-name="P1" draw:layer="layout" draw:type="line" svg:x1="15cm" svg:y1="23.7cm" svg:x2="16.5cm" svg:y2="24.7cm" draw:start-shape="id491" draw:start-glue-point="2" draw:end-shape="id493" draw:end-glue-point="0" svg:d="m15000 23700 1500 1000">
          <text:p/>
        </draw:connector>
        <draw:connector draw:style-name="gr42" draw:text-style-name="P1" draw:layer="layout" draw:type="line" svg:x1="13.5cm" svg:y1="25.7cm" svg:x2="15cm" svg:y2="26.7cm" draw:start-shape="id492" draw:start-glue-point="2" draw:end-shape="id494" draw:end-glue-point="0" svg:d="m13500 25700 1500 1000">
          <text:p/>
        </draw:connector>
        <draw:custom-shape draw:style-name="gr61" draw:text-style-name="P1" draw:layer="layout" svg:width="3.5cm" svg:height="1cm" svg:x="8.5cm" svg:y="24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3" draw:text-style-name="P7" draw:layer="layout" svg:width="1.5cm" svg:height="0.5cm" svg:x="12.5cm" svg:y="17.5cm">
          <text:p text:style-name="P1"><text:span text:style-name="T5">new node</text:span></text:p>
        </draw:rect>
        <draw:rect draw:style-name="gr43" draw:text-style-name="P7" draw:layer="layout" svg:width="1.5cm" svg:height="0.5cm" svg:x="4cm" svg:y="21.5cm">
          <text:p text:style-name="P1"><text:span text:style-name="T5">new node</text:span></text:p>
        </draw:rect>
        <draw:rect draw:style-name="gr43" draw:text-style-name="P7" draw:layer="layout" svg:width="1.5cm" svg:height="0.5cm" svg:x="3.5cm" svg:y="27cm">
          <text:p text:style-name="P1"><text:span text:style-name="T5">new node</text:span></text:p>
        </draw:rect>
        <draw:rect draw:style-name="gr43" draw:text-style-name="P7" draw:layer="layout" svg:width="1.5cm" svg:height="0.5cm" svg:x="12.5cm" svg:y="23cm">
          <text:p text:style-name="P1"><text:span text:style-name="T5">new node</text:span></text:p>
        </draw:rect>
      </draw:page>
      <draw:page draw:name="page21" draw:style-name="dp1" draw:master-page-name="默认">
        <draw:custom-shape draw:style-name="gr60" draw:text-style-name="P12" xml:id="id495" draw:id="id495" draw:layer="layout" svg:width="1cm" svg:height="1cm" svg:x="5.5cm" svg:y="1.6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96" draw:id="id496" draw:layer="layout" svg:width="1cm" svg:height="1cm" svg:x="4cm" svg:y="3.6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497" draw:id="id497" draw:layer="layout" svg:width="1cm" svg:height="1cm" svg:x="2.5cm" svg:y="5.6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cm" svg:y1="2.6cm" svg:x2="4.5cm" svg:y2="3.6cm" draw:start-shape="id495" draw:start-glue-point="2" draw:end-shape="id496" draw:end-glue-point="0" svg:d="m6000 2600-1500 1000">
          <text:p/>
        </draw:connector>
        <draw:connector draw:style-name="gr42" draw:text-style-name="P1" draw:layer="layout" draw:type="line" svg:x1="4.5cm" svg:y1="4.6cm" svg:x2="3cm" svg:y2="5.6cm" draw:start-shape="id496" draw:start-glue-point="2" draw:end-shape="id497" draw:end-glue-point="0" svg:d="m4500 4600-1500 1000">
          <text:p/>
        </draw:connector>
        <draw:custom-shape draw:style-name="gr58" draw:text-style-name="P12" xml:id="id498" draw:id="id498" draw:layer="layout" svg:width="1cm" svg:height="1cm" svg:x="16.5cm" svg:y="5.6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499" draw:id="id499" draw:layer="layout" svg:width="1cm" svg:height="1cm" svg:x="14.5cm" svg:y="2.1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00" draw:id="id500" draw:layer="layout" svg:width="1cm" svg:height="1cm" svg:x="12.5cm" svg:y="5.6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cm" svg:y1="5.6cm" svg:x2="15cm" svg:y2="3.1cm" draw:start-shape="id498" draw:start-glue-point="0" draw:end-shape="id499" draw:end-glue-point="2" svg:d="m17000 5600-2000-2500">
          <text:p/>
        </draw:connector>
        <draw:connector draw:style-name="gr42" draw:text-style-name="P1" draw:layer="layout" draw:type="line" svg:x1="15cm" svg:y1="3.1cm" svg:x2="13cm" svg:y2="5.6cm" draw:start-shape="id499" draw:start-glue-point="2" draw:end-shape="id500" draw:end-glue-point="0" svg:d="m15000 3100-2000 2500">
          <text:p/>
        </draw:connector>
        <draw:custom-shape draw:style-name="gr61" draw:text-style-name="P1" draw:layer="layout" svg:width="3.5cm" svg:height="1cm" svg:x="8cm" svg:y="3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3" draw:text-style-name="P7" draw:layer="layout" svg:width="1.5cm" svg:height="0.5cm" svg:x="10.5cm" svg:y="6.1cm">
          <text:p text:style-name="P1"><text:span text:style-name="T5">new node</text:span></text:p>
        </draw:rect>
        <draw:rect draw:style-name="gr43" draw:text-style-name="P7" draw:layer="layout" svg:width="1.5cm" svg:height="0.5cm" svg:x="4cm" svg:y="6.1cm">
          <text:p text:style-name="P1"><text:span text:style-name="T5">new node</text:span></text:p>
        </draw:rect>
        <draw:custom-shape draw:style-name="gr60" draw:text-style-name="P12" xml:id="id501" draw:id="id501" draw:layer="layout" svg:width="1cm" svg:height="1cm" svg:x="5.5cm" svg:y="7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02" draw:id="id502" draw:layer="layout" svg:width="1cm" svg:height="1cm" svg:x="4cm" svg:y="9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03" draw:id="id503" draw:layer="layout" svg:width="1cm" svg:height="1cm" svg:x="5.5cm" svg:y="11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cm" svg:y1="8.5cm" svg:x2="4.5cm" svg:y2="9.5cm" draw:start-shape="id501" draw:start-glue-point="2" draw:end-shape="id502" draw:end-glue-point="0" svg:d="m6000 8500-1500 1000">
          <text:p/>
        </draw:connector>
        <draw:connector draw:style-name="gr42" draw:text-style-name="P1" draw:layer="layout" draw:type="line" svg:x1="4.5cm" svg:y1="10.5cm" svg:x2="6cm" svg:y2="11.5cm" draw:start-shape="id502" draw:start-glue-point="2" draw:end-shape="id503" draw:end-glue-point="0" svg:d="m4500 10500 1500 1000">
          <text:p/>
        </draw:connector>
        <draw:custom-shape draw:style-name="gr61" draw:text-style-name="P1" draw:layer="layout" svg:width="3.5cm" svg:height="1cm" svg:x="8cm" svg:y="9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3" draw:text-style-name="P7" draw:layer="layout" svg:width="1.5cm" svg:height="0.5cm" svg:x="7cm" svg:y="12cm">
          <text:p text:style-name="P1"><text:span text:style-name="T5">new node</text:span></text:p>
        </draw:rect>
        <draw:custom-shape draw:style-name="gr60" draw:text-style-name="P12" xml:id="id504" draw:id="id504" draw:layer="layout" svg:width="1cm" svg:height="1cm" svg:x="15.5cm" svg:y="7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05" draw:id="id505" draw:layer="layout" svg:width="1cm" svg:height="1cm" svg:x="14cm" svg:y="9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06" draw:id="id506" draw:layer="layout" svg:width="1cm" svg:height="1cm" svg:x="12.5cm" svg:y="11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cm" svg:y1="8.5cm" svg:x2="14.5cm" svg:y2="9.5cm" draw:start-shape="id504" draw:start-glue-point="2" draw:end-shape="id505" draw:end-glue-point="0" svg:d="m16000 8500-1500 1000">
          <text:p/>
        </draw:connector>
        <draw:connector draw:style-name="gr42" draw:text-style-name="P1" draw:layer="layout" draw:type="line" svg:x1="14.5cm" svg:y1="10.5cm" svg:x2="13cm" svg:y2="11.5cm" draw:start-shape="id505" draw:start-glue-point="2" draw:end-shape="id506" draw:end-glue-point="0" svg:d="m14500 10500-1500 1000">
          <text:p/>
        </draw:connector>
        <draw:rect draw:style-name="gr43" draw:text-style-name="P7" draw:layer="layout" svg:width="1.5cm" svg:height="0.5cm" svg:x="14cm" svg:y="12cm">
          <text:p text:style-name="P1"><text:span text:style-name="T5">new node</text:span></text:p>
        </draw:rect>
        <draw:custom-shape draw:style-name="gr60" draw:text-style-name="P12" xml:id="id507" draw:id="id507" draw:layer="layout" svg:width="1cm" svg:height="1cm" svg:x="6.5cm" svg:y="15.5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08" draw:id="id508" draw:layer="layout" svg:width="1cm" svg:height="1cm" svg:x="4.5cm" svg:y="13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09" draw:id="id509" draw:layer="layout" svg:width="1cm" svg:height="1cm" svg:x="2.5cm" svg:y="15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15.5cm" svg:x2="5cm" svg:y2="14.5cm" draw:start-shape="id507" draw:start-glue-point="0" draw:end-shape="id508" draw:end-glue-point="2" svg:d="m7000 15500-2000-1000">
          <text:p/>
        </draw:connector>
        <draw:connector draw:style-name="gr42" draw:text-style-name="P1" draw:layer="layout" draw:type="line" svg:x1="5cm" svg:y1="14.5cm" svg:x2="3cm" svg:y2="15.5cm" draw:start-shape="id508" draw:start-glue-point="2" draw:end-shape="id509" draw:end-glue-point="0" svg:d="m5000 14500-2000 1000">
          <text:p/>
        </draw:connector>
        <draw:rect draw:style-name="gr43" draw:text-style-name="P7" draw:layer="layout" svg:width="1.5cm" svg:height="0.5cm" svg:x="1cm" svg:y="15.5cm">
          <text:p text:style-name="P1"><text:span text:style-name="T5">x</text:span></text:p>
        </draw:rect>
        <draw:rect draw:style-name="gr43" draw:text-style-name="P7" draw:layer="layout" svg:width="1.5cm" svg:height="0.5cm" svg:x="7.5cm" svg:y="15.5cm">
          <text:p text:style-name="P1"><text:span text:style-name="T5">w</text:span></text:p>
        </draw:rect>
        <draw:custom-shape draw:style-name="gr58" draw:text-style-name="P12" xml:id="id511" draw:id="id511" draw:layer="layout" svg:width="1cm" svg:height="1cm" svg:x="8.5cm" svg:y="17.5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10" draw:id="id510" draw:layer="layout" svg:width="1cm" svg:height="1cm" svg:x="4.5cm" svg:y="17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16.5cm" svg:x2="5cm" svg:y2="17.5cm" draw:start-shape="id507" draw:start-glue-point="2" draw:end-shape="id510" draw:end-glue-point="0" svg:d="m7000 16500-2000 1000">
          <text:p/>
        </draw:connector>
        <draw:connector draw:style-name="gr42" draw:text-style-name="P1" draw:layer="layout" draw:type="line" svg:x1="7cm" svg:y1="16.5cm" svg:x2="9cm" svg:y2="17.5cm" draw:start-shape="id507" draw:start-glue-point="2" draw:end-shape="id511" draw:end-glue-point="0" svg:d="m7000 16500 2000 1000">
          <text:p/>
        </draw:connector>
        <draw:custom-shape draw:style-name="gr62" draw:text-style-name="P12" xml:id="id512" draw:id="id512" draw:layer="layout" svg:width="1cm" svg:height="1cm" svg:x="15cm" svg:y="13.5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13" draw:id="id513" draw:layer="layout" svg:width="1cm" svg:height="1cm" svg:x="13cm" svg:y="15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14" draw:id="id514" draw:layer="layout" svg:width="1cm" svg:height="1cm" svg:x="11cm" svg:y="17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5.5cm" svg:y1="14.5cm" svg:x2="13.5cm" svg:y2="15.5cm" draw:start-shape="id512" draw:end-shape="id513" svg:d="m15500 14500-2000 1000">
          <text:p/>
        </draw:connector>
        <draw:connector draw:style-name="gr42" draw:text-style-name="P1" draw:layer="layout" draw:type="line" svg:x1="13.5cm" svg:y1="16.5cm" svg:x2="11.5cm" svg:y2="17.5cm" draw:start-shape="id513" draw:start-glue-point="2" draw:end-shape="id514" draw:end-glue-point="0" svg:d="m13500 16500-2000 1000">
          <text:p/>
        </draw:connector>
        <draw:rect draw:style-name="gr43" draw:text-style-name="P7" draw:layer="layout" svg:width="1.5cm" svg:height="0.5cm" svg:x="17cm" svg:y="18cm">
          <text:p text:style-name="P1"><text:span text:style-name="T5">x = root</text:span></text:p>
        </draw:rect>
        <draw:custom-shape draw:style-name="gr60" draw:text-style-name="P12" xml:id="id516" draw:id="id516" draw:layer="layout" svg:width="1cm" svg:height="1cm" svg:x="18cm" svg:y="15.5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15" draw:id="id515" draw:layer="layout" svg:width="1cm" svg:height="1cm" svg:x="15cm" svg:y="17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3.5cm" svg:y1="16.5cm" svg:x2="15.5cm" svg:y2="17.5cm" draw:start-shape="id513" draw:start-glue-point="2" draw:end-shape="id515" draw:end-glue-point="0" svg:d="m13500 16500 2000 1000">
          <text:p/>
        </draw:connector>
        <draw:connector draw:style-name="gr42" draw:text-style-name="P1" draw:layer="layout" draw:type="line" svg:x1="15.5cm" svg:y1="14.5cm" svg:x2="18.5cm" svg:y2="15.5cm" draw:start-shape="id512" draw:start-glue-point="2" draw:end-shape="id516" draw:end-glue-point="0" svg:d="m15500 14500 3000 1000">
          <text:p/>
        </draw:connector>
        <draw:custom-shape draw:style-name="gr61" draw:text-style-name="P1" draw:layer="layout" svg:width="2cm" svg:height="1cm" svg:x="9.5cm" svg:y="15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0" draw:text-style-name="P12" xml:id="id517" draw:id="id517" draw:layer="layout" svg:width="1cm" svg:height="1cm" svg:x="6.5cm" svg:y="21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18" draw:id="id518" draw:layer="layout" svg:width="1cm" svg:height="1cm" svg:x="4.5cm" svg:y="19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19" draw:id="id519" draw:layer="layout" svg:width="1cm" svg:height="1cm" svg:x="2.5cm" svg:y="21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21cm" svg:x2="5cm" svg:y2="20cm" draw:start-shape="id517" draw:start-glue-point="0" draw:end-shape="id518" draw:end-glue-point="2" svg:d="m7000 21000-2000-1000">
          <text:p/>
        </draw:connector>
        <draw:connector draw:style-name="gr42" draw:text-style-name="P1" draw:layer="layout" draw:type="line" svg:x1="5cm" svg:y1="20cm" svg:x2="3cm" svg:y2="21cm" draw:start-shape="id518" draw:start-glue-point="2" draw:end-shape="id519" draw:end-glue-point="0" svg:d="m5000 20000-2000 1000">
          <text:p/>
        </draw:connector>
        <draw:rect draw:style-name="gr43" draw:text-style-name="P7" draw:layer="layout" svg:width="1.5cm" svg:height="0.5cm" svg:x="1cm" svg:y="21cm">
          <text:p text:style-name="P1"><text:span text:style-name="T5">x</text:span></text:p>
        </draw:rect>
        <draw:rect draw:style-name="gr43" draw:text-style-name="P7" draw:layer="layout" svg:width="1.5cm" svg:height="0.5cm" svg:x="7.5cm" svg:y="21cm">
          <text:p text:style-name="P1"><text:span text:style-name="T5">w</text:span></text:p>
        </draw:rect>
        <draw:custom-shape draw:style-name="gr60" draw:text-style-name="P12" xml:id="id521" draw:id="id521" draw:layer="layout" svg:width="1cm" svg:height="1cm" svg:x="8.5cm" svg:y="23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20" draw:id="id520" draw:layer="layout" svg:width="1cm" svg:height="1cm" svg:x="4.5cm" svg:y="23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22cm" svg:x2="5cm" svg:y2="23cm" draw:start-shape="id517" draw:start-glue-point="2" draw:end-shape="id520" draw:end-glue-point="0" svg:d="m7000 22000-2000 1000">
          <text:p/>
        </draw:connector>
        <draw:connector draw:style-name="gr42" draw:text-style-name="P1" draw:layer="layout" draw:type="line" svg:x1="7cm" svg:y1="22cm" svg:x2="9cm" svg:y2="23cm" draw:start-shape="id517" draw:start-glue-point="2" draw:end-shape="id521" draw:end-glue-point="0" svg:d="m7000 22000 2000 1000">
          <text:p/>
        </draw:connector>
        <draw:custom-shape draw:style-name="gr61" draw:text-style-name="P1" draw:layer="layout" svg:width="2cm" svg:height="1cm" svg:x="9.5cm" svg:y="2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8" draw:text-style-name="P12" xml:id="id522" draw:id="id522" draw:layer="layout" svg:width="1cm" svg:height="1cm" svg:x="16.5cm" svg:y="21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23" draw:id="id523" draw:layer="layout" svg:width="1cm" svg:height="1cm" svg:x="14.5cm" svg:y="19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24" draw:id="id524" draw:layer="layout" svg:width="1cm" svg:height="1cm" svg:x="12.5cm" svg:y="21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cm" svg:y1="21cm" svg:x2="15cm" svg:y2="20cm" draw:start-shape="id522" draw:start-glue-point="0" draw:end-shape="id523" draw:end-glue-point="2" svg:d="m17000 21000-2000-1000">
          <text:p/>
        </draw:connector>
        <draw:connector draw:style-name="gr42" draw:text-style-name="P1" draw:layer="layout" draw:type="line" svg:x1="15cm" svg:y1="20cm" svg:x2="13cm" svg:y2="21cm" draw:start-shape="id523" draw:start-glue-point="2" draw:end-shape="id524" draw:end-glue-point="0" svg:d="m15000 20000-2000 1000">
          <text:p/>
        </draw:connector>
        <draw:rect draw:style-name="gr43" draw:text-style-name="P7" draw:layer="layout" svg:width="1.5cm" svg:height="0.5cm" svg:x="12.5cm" svg:y="19.5cm">
          <text:p text:style-name="P1"><text:span text:style-name="T5">new x</text:span></text:p>
        </draw:rect>
        <draw:custom-shape draw:style-name="gr60" draw:text-style-name="P12" xml:id="id526" draw:id="id526" draw:layer="layout" svg:width="1cm" svg:height="1cm" svg:x="18.5cm" svg:y="23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25" draw:id="id525" draw:layer="layout" svg:width="1cm" svg:height="1cm" svg:x="14.5cm" svg:y="23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cm" svg:y1="22cm" svg:x2="15cm" svg:y2="23cm" draw:start-shape="id522" draw:start-glue-point="2" draw:end-shape="id525" draw:end-glue-point="0" svg:d="m17000 22000-2000 1000">
          <text:p/>
        </draw:connector>
        <draw:connector draw:style-name="gr42" draw:text-style-name="P1" draw:layer="layout" draw:type="line" svg:x1="17cm" svg:y1="22cm" svg:x2="19cm" svg:y2="23cm" draw:start-shape="id522" draw:start-glue-point="2" draw:end-shape="id526" draw:end-glue-point="0" svg:d="m17000 22000 2000 1000">
          <text:p/>
        </draw:connector>
      </draw:page>
      <draw:page draw:name="page22" draw:style-name="dp1" draw:master-page-name="默认">
        <draw:custom-shape draw:style-name="gr58" draw:text-style-name="P12" xml:id="id527" draw:id="id527" draw:layer="layout" svg:width="1cm" svg:height="1cm" svg:x="6.5cm" svg:y="3.5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28" draw:id="id528" draw:layer="layout" svg:width="1cm" svg:height="1cm" svg:x="4.5cm" svg:y="1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29" draw:id="id529" draw:layer="layout" svg:width="1cm" svg:height="1cm" svg:x="2.5cm" svg:y="3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3.5cm" svg:x2="5cm" svg:y2="2.5cm" draw:start-shape="id527" draw:start-glue-point="0" draw:end-shape="id528" draw:end-glue-point="2" svg:d="m7000 3500-2000-1000">
          <text:p/>
        </draw:connector>
        <draw:connector draw:style-name="gr42" draw:text-style-name="P1" draw:layer="layout" draw:type="line" svg:x1="5cm" svg:y1="2.5cm" svg:x2="3cm" svg:y2="3.5cm" draw:start-shape="id528" draw:start-glue-point="2" draw:end-shape="id529" draw:end-glue-point="0" svg:d="m5000 2500-2000 1000">
          <text:p/>
        </draw:connector>
        <draw:rect draw:style-name="gr43" draw:text-style-name="P7" draw:layer="layout" svg:width="1.5cm" svg:height="0.5cm" svg:x="1cm" svg:y="3.5cm">
          <text:p text:style-name="P1"><text:span text:style-name="T5">x</text:span></text:p>
        </draw:rect>
        <draw:rect draw:style-name="gr43" draw:text-style-name="P7" draw:layer="layout" svg:width="1.5cm" svg:height="0.5cm" svg:x="7.5cm" svg:y="3.5cm">
          <text:p text:style-name="P1"><text:span text:style-name="T5">w</text:span></text:p>
        </draw:rect>
        <draw:custom-shape draw:style-name="gr60" draw:text-style-name="P12" xml:id="id531" draw:id="id531" draw:layer="layout" svg:width="1cm" svg:height="1cm" svg:x="8.5cm" svg:y="5.5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30" draw:id="id530" draw:layer="layout" svg:width="1cm" svg:height="1cm" svg:x="4.5cm" svg:y="5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cm" svg:y1="4.5cm" svg:x2="5cm" svg:y2="5.5cm" draw:start-shape="id527" draw:start-glue-point="2" draw:end-shape="id530" draw:end-glue-point="0" svg:d="m7000 4500-2000 1000">
          <text:p/>
        </draw:connector>
        <draw:connector draw:style-name="gr42" draw:text-style-name="P1" draw:layer="layout" draw:type="line" svg:x1="7cm" svg:y1="4.5cm" svg:x2="9cm" svg:y2="5.5cm" draw:start-shape="id527" draw:start-glue-point="2" draw:end-shape="id531" draw:end-glue-point="0" svg:d="m7000 4500 2000 1000">
          <text:p/>
        </draw:connector>
        <draw:custom-shape draw:style-name="gr61" draw:text-style-name="P1" draw:layer="layout" svg:width="2cm" svg:height="1cm" svg:x="9.5cm" svg:y="3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0" draw:text-style-name="P12" xml:id="id532" draw:id="id532" draw:layer="layout" svg:width="1cm" svg:height="1cm" svg:x="16cm" svg:y="1.5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33" draw:id="id533" draw:layer="layout" svg:width="1cm" svg:height="1cm" svg:x="14cm" svg:y="3.5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34" draw:id="id534" draw:layer="layout" svg:width="1cm" svg:height="1cm" svg:x="12cm" svg:y="5.5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.5cm" svg:y1="2.5cm" svg:x2="14.5cm" svg:y2="3.5cm" draw:start-shape="id532" draw:start-glue-point="2" draw:end-shape="id533" svg:d="m16500 2500-2000 1000">
          <text:p/>
        </draw:connector>
        <draw:connector draw:style-name="gr42" draw:text-style-name="P1" draw:layer="layout" draw:type="line" svg:x1="14.5cm" svg:y1="4.5cm" svg:x2="12.5cm" svg:y2="5.5cm" draw:start-shape="id533" draw:start-glue-point="2" draw:end-shape="id534" draw:end-glue-point="0" svg:d="m14500 4500-2000 1000">
          <text:p/>
        </draw:connector>
        <draw:rect draw:style-name="gr43" draw:text-style-name="P7" draw:layer="layout" svg:width="1.5cm" svg:height="0.5cm" svg:x="17.5cm" svg:y="6cm">
          <text:p text:style-name="P1"><text:span text:style-name="T5">new w</text:span></text:p>
        </draw:rect>
        <draw:custom-shape draw:style-name="gr60" draw:text-style-name="P12" xml:id="id536" draw:id="id536" draw:layer="layout" svg:width="1cm" svg:height="1cm" svg:x="18cm" svg:y="3.5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35" draw:id="id535" draw:layer="layout" svg:width="1cm" svg:height="1cm" svg:x="16cm" svg:y="5.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5cm" svg:y1="4.5cm" svg:x2="16.5cm" svg:y2="5.5cm" draw:start-shape="id533" draw:start-glue-point="2" draw:end-shape="id535" draw:end-glue-point="0" svg:d="m14500 4500 2000 1000">
          <text:p/>
        </draw:connector>
        <draw:connector draw:style-name="gr42" draw:text-style-name="P1" draw:layer="layout" draw:type="line" svg:x1="16.5cm" svg:y1="2.5cm" svg:x2="18.5cm" svg:y2="3.5cm" draw:start-shape="id532" draw:start-glue-point="2" draw:end-shape="id536" draw:end-glue-point="0" svg:d="m16500 2500 2000 1000">
          <text:p/>
        </draw:connector>
        <draw:rect draw:style-name="gr43" draw:text-style-name="P7" draw:layer="layout" svg:width="1.5cm" svg:height="0.5cm" svg:x="10.5cm" svg:y="6cm">
          <text:p text:style-name="P1"><text:span text:style-name="T5">x</text:span></text:p>
        </draw:rect>
        <draw:custom-shape draw:style-name="gr60" draw:text-style-name="P12" xml:id="id537" draw:id="id537" draw:layer="layout" svg:width="1cm" svg:height="1cm" svg:x="6cm" svg:y="9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38" draw:id="id538" draw:layer="layout" svg:width="1cm" svg:height="1cm" svg:x="4cm" svg:y="7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39" draw:id="id539" draw:layer="layout" svg:width="1cm" svg:height="1cm" svg:x="2cm" svg:y="9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.5cm" svg:y1="9cm" svg:x2="4.5cm" svg:y2="8cm" draw:start-shape="id537" draw:start-glue-point="0" draw:end-shape="id538" draw:end-glue-point="2" svg:d="m6500 9000-2000-1000">
          <text:p/>
        </draw:connector>
        <draw:connector draw:style-name="gr42" draw:text-style-name="P1" draw:layer="layout" draw:type="line" svg:x1="4.5cm" svg:y1="8cm" svg:x2="2.5cm" svg:y2="9cm" draw:start-shape="id538" draw:start-glue-point="2" draw:end-shape="id539" draw:end-glue-point="0" svg:d="m4500 8000-2000 1000">
          <text:p/>
        </draw:connector>
        <draw:rect draw:style-name="gr43" draw:text-style-name="P7" draw:layer="layout" svg:width="1.5cm" svg:height="0.5cm" svg:x="7cm" svg:y="9cm">
          <text:p text:style-name="P1"><text:span text:style-name="T5">w</text:span></text:p>
        </draw:rect>
        <draw:custom-shape draw:style-name="gr60" draw:text-style-name="P12" xml:id="id541" draw:id="id541" draw:layer="layout" svg:width="1cm" svg:height="1cm" svg:x="8cm" svg:y="11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540" draw:id="id540" draw:layer="layout" svg:width="1cm" svg:height="1cm" svg:x="4cm" svg:y="11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6.5cm" svg:y1="10cm" svg:x2="4.5cm" svg:y2="11cm" draw:start-shape="id537" draw:start-glue-point="2" draw:end-shape="id540" draw:end-glue-point="0" svg:d="m6500 10000-2000 1000">
          <text:p/>
        </draw:connector>
        <draw:connector draw:style-name="gr42" draw:text-style-name="P1" draw:layer="layout" draw:type="line" svg:x1="6.5cm" svg:y1="10cm" svg:x2="8.5cm" svg:y2="11cm" draw:start-shape="id537" draw:start-glue-point="2" draw:end-shape="id541" draw:end-glue-point="0" svg:d="m6500 10000 2000 1000">
          <text:p/>
        </draw:connector>
        <draw:custom-shape draw:style-name="gr61" draw:text-style-name="P1" draw:layer="layout" svg:width="2cm" svg:height="1cm" svg:x="9.5cm" svg:y="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3" draw:text-style-name="P7" draw:layer="layout" svg:width="1.5cm" svg:height="0.5cm" svg:x="0.5cm" svg:y="9cm">
          <text:p text:style-name="P1"><text:span text:style-name="T5">x</text:span></text:p>
        </draw:rect>
        <draw:custom-shape draw:style-name="gr58" draw:text-style-name="P12" xml:id="id545" draw:id="id545" draw:layer="layout" svg:width="1cm" svg:height="1cm" svg:x="17cm" svg:y="11cm">
          <text:p text:style-name="P1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543" draw:id="id543" draw:layer="layout" svg:width="1cm" svg:height="1cm" svg:x="14cm" svg:y="7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44" draw:id="id544" draw:layer="layout" svg:width="1cm" svg:height="1cm" svg:x="12.5cm" svg:y="9cm">
          <text:p text:style-name="P1"><text:span text:style-name="T9">A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cm" svg:y1="9cm" svg:x2="14.5cm" svg:y2="8cm" draw:start-shape="id542" draw:end-shape="id543" draw:end-glue-point="2" svg:d="m16000 9000-1500-1000">
          <text:p/>
        </draw:connector>
        <draw:connector draw:style-name="gr42" draw:text-style-name="P1" draw:layer="layout" draw:type="line" svg:x1="14.5cm" svg:y1="8cm" svg:x2="13cm" svg:y2="9cm" draw:start-shape="id543" draw:start-glue-point="2" draw:end-shape="id544" draw:end-glue-point="0" svg:d="m14500 8000-1500 1000">
          <text:p/>
        </draw:connector>
        <draw:rect draw:style-name="gr43" draw:text-style-name="P7" draw:layer="layout" svg:width="1.5cm" svg:height="0.5cm" svg:x="17cm" svg:y="9.5cm">
          <text:p text:style-name="P1"><text:span text:style-name="T5">new w</text:span></text:p>
        </draw:rect>
        <draw:custom-shape draw:style-name="gr60" draw:text-style-name="P12" xml:id="id546" draw:id="id546" draw:layer="layout" svg:width="1cm" svg:height="1cm" svg:x="18.5cm" svg:y="13cm">
          <text:p text:style-name="P1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542" draw:id="id542" draw:layer="layout" svg:width="1cm" svg:height="1cm" svg:x="15.5cm" svg:y="9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.5cm" svg:y1="11cm" svg:x2="16cm" svg:y2="10cm" draw:start-shape="id545" draw:start-glue-point="0" draw:end-shape="id542" draw:end-glue-point="2" svg:d="m17500 11000-1500-1000">
          <text:p/>
        </draw:connector>
        <draw:connector draw:style-name="gr42" draw:text-style-name="P1" draw:layer="layout" draw:type="line" svg:x1="17.5cm" svg:y1="12cm" svg:x2="19cm" svg:y2="13cm" draw:start-shape="id545" draw:start-glue-point="2" draw:end-shape="id546" draw:end-glue-point="0" svg:d="m17500 12000 1500 1000">
          <text:p/>
        </draw:connector>
        <draw:rect draw:style-name="gr43" draw:text-style-name="P7" draw:layer="layout" svg:width="1.5cm" svg:height="0.5cm" svg:x="11cm" svg:y="9cm">
          <text:p text:style-name="P1"><text:span text:style-name="T5">x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gbo </meta:initial-creator>
    <meta:creation-date>2010-10-01T21:47:02</meta:creation-date>
    <dc:date>2011-05-17T23:12:39.08</dc:date>
    <dc:creator>Bo Wang</dc:creator>
    <meta:editing-duration>P1DT5H45M7S</meta:editing-duration>
    <meta:editing-cycles>66</meta:editing-cycles>
    <meta:generator>OpenOffice.org/3.3$Win32 OpenOffice.org_project/330m20$Build-9567</meta:generator>
    <meta:document-statistic meta:object-count="1662"/>
  </office:meta>
</office:document-meta>
</file>